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E473560A.png"/>
  <manifest:file-entry manifest:media-type="image/png" manifest:full-path="Pictures/10000201000000780000006823B0B27B.png"/>
  <manifest:file-entry manifest:media-type="image/png" manifest:full-path="Pictures/1000020100000078000000786663A881.png"/>
  <manifest:file-entry manifest:media-type="image/png" manifest:full-path="Pictures/100002010000003C0000003C160EAD4A.png"/>
  <manifest:file-entry manifest:media-type="image/png" manifest:full-path="Pictures/100002010000007800000078874E7DD1.png"/>
  <manifest:file-entry manifest:media-type="image/png" manifest:full-path="Pictures/100002010000007800000078C6822375.png"/>
  <manifest:file-entry manifest:media-type="image/png" manifest:full-path="Pictures/100002010000007800000078B6FA5948.png"/>
  <manifest:file-entry manifest:media-type="image/png" manifest:full-path="Pictures/100002010000007800000078C07ABFCC.png"/>
  <manifest:file-entry manifest:media-type="image/png" manifest:full-path="Pictures/1000020100000078000000787CF9F438.png"/>
  <manifest:file-entry manifest:media-type="image/png" manifest:full-path="Pictures/100002010000007800000089AB712CDD.png"/>
  <manifest:file-entry manifest:media-type="image/png" manifest:full-path="Pictures/100002010000007800000078B067D7CE.png"/>
  <manifest:file-entry manifest:media-type="image/png" manifest:full-path="Pictures/100002010000003C0000003C81C60BB7.png"/>
  <manifest:file-entry manifest:media-type="image/png" manifest:full-path="Pictures/100002010000007800000078B94E8D69.png"/>
  <manifest:file-entry manifest:media-type="image/png" manifest:full-path="Pictures/100002010000007800000078D253970A.png"/>
  <manifest:file-entry manifest:media-type="image/png" manifest:full-path="Pictures/10000201000000780000007870F4C3A4.png"/>
  <manifest:file-entry manifest:media-type="image/png" manifest:full-path="Pictures/100002010000003C0000003CF84471CA.png"/>
  <manifest:file-entry manifest:media-type="image/png" manifest:full-path="Pictures/100002010000007800000078C47F649F.png"/>
  <manifest:file-entry manifest:media-type="image/png" manifest:full-path="Pictures/1000020100000078000000781BAD0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986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Spiele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6"/>
        </table:table-row>
        <table:table-row table:style-name="ro1">
          <table:table-cell office:value-type="float" office:value="1">
            <text:p>1</text:p>
            <draw:frame table:end-cell-address="Tabelle1.B2" table:end-x="0.498cm" table:end-y="0.5cm" draw:z-index="30" draw:name="Grafik 2" draw:style-name="gr1" draw:text-style-name="P1" svg:width="0.5cm" svg:height="0.5cm" svg:x="0.546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96cm" table:end-y="0.5cm" draw:z-index="300" draw:name="Grafik 2" draw:style-name="gr1" draw:text-style-name="P1" svg:width="0.5cm" svg:height="0.5cm" svg:x="0.544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494cm" table:end-y="0.5cm" draw:z-index="301" draw:name="Grafik 2" draw:style-name="gr1" draw:text-style-name="P1" svg:width="0.5cm" svg:height="0.5cm" svg:x="0.542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1cm" table:end-y="0.5cm" draw:z-index="326" draw:name="Grafik 12" draw:style-name="gr1" draw:text-style-name="P1" svg:width="0.5cm" svg:height="0.5cm" svg:x="0.54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88cm" table:end-y="0.5cm" draw:z-index="351" draw:name="Grafik 4" draw:style-name="gr1" draw:text-style-name="P1" svg:width="0.5cm" svg:height="0.5cm" svg:x="0.536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86cm" table:end-y="0.5cm" draw:z-index="352" draw:name="Grafik 4" draw:style-name="gr1" draw:text-style-name="P1" svg:width="0.5cm" svg:height="0.5cm" svg:x="0.534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84cm" table:end-y="0.5cm" draw:z-index="353" draw:name="Grafik 4" draw:style-name="gr1" draw:text-style-name="P1" svg:width="0.5cm" svg:height="0.5cm" svg:x="0.532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81cm" table:end-y="0.5cm" draw:z-index="354" draw:name="Grafik 4" draw:style-name="gr1" draw:text-style-name="P1" svg:width="0.5cm" svg:height="0.5cm" svg:x="0.53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79cm" table:end-y="0.5cm" draw:z-index="355" draw:name="Grafik 4" draw:style-name="gr1" draw:text-style-name="P1" svg:width="0.5cm" svg:height="0.5cm" svg:x="0.527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77cm" table:end-y="0.5cm" draw:z-index="356" draw:name="Grafik 4" draw:style-name="gr1" draw:text-style-name="P1" svg:width="0.5cm" svg:height="0.5cm" svg:x="0.525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74cm" table:end-y="0.5cm" draw:z-index="357" draw:name="Grafik 4" draw:style-name="gr1" draw:text-style-name="P1" svg:width="0.5cm" svg:height="0.5cm" svg:x="0.523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72cm" table:end-y="0.5cm" draw:z-index="358" draw:name="Grafik 4" draw:style-name="gr1" draw:text-style-name="P1" svg:width="0.5cm" svg:height="0.5cm" svg:x="0.52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69cm" table:end-y="0.5cm" draw:z-index="359" draw:name="Grafik 4" draw:style-name="gr1" draw:text-style-name="P1" svg:width="0.5cm" svg:height="0.5cm" svg:x="0.517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67cm" table:end-y="0.5cm" draw:z-index="432" draw:name="Grafik 14" draw:style-name="gr1" draw:text-style-name="P1" svg:width="0.5cm" svg:height="0.5cm" svg:x="0.515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64cm" table:end-y="0.5cm" draw:z-index="433" draw:name="Grafik 14" draw:style-name="gr1" draw:text-style-name="P1" svg:width="0.5cm" svg:height="0.5cm" svg:x="0.513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62cm" table:end-y="0.5cm" draw:z-index="434" draw:name="Grafik 14" draw:style-name="gr1" draw:text-style-name="P1" svg:width="0.5cm" svg:height="0.5cm" svg:x="0.51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6cm" table:end-y="0.5cm" draw:z-index="435" draw:name="Grafik 14" draw:style-name="gr1" draw:text-style-name="P1" svg:width="0.5cm" svg:height="0.5cm" svg:x="0.508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58cm" table:end-y="0.5cm" draw:z-index="412" draw:name="Grafik 18" draw:style-name="gr1" draw:text-style-name="P1" svg:width="0.5cm" svg:height="0.5cm" svg:x="0.506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55cm" table:end-y="0.5cm" draw:z-index="413" draw:name="Grafik 18" draw:style-name="gr1" draw:text-style-name="P1" svg:width="0.5cm" svg:height="0.5cm" svg:x="0.504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53cm" table:end-y="0.5cm" draw:z-index="438" draw:name="Grafik 14" draw:style-name="gr1" draw:text-style-name="P1" svg:width="0.5cm" svg:height="0.5cm" svg:x="0.501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5cm" table:end-y="0.5cm" draw:z-index="439" draw:name="Grafik 14" draw:style-name="gr1" draw:text-style-name="P1" svg:width="0.5cm" svg:height="0.5cm" svg:x="0.498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47cm" table:end-y="0.5cm" draw:z-index="440" draw:name="Grafik 14" draw:style-name="gr1" draw:text-style-name="P1" svg:width="0.5cm" svg:height="0.5cm" svg:x="0.496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45cm" table:end-y="0.5cm" draw:z-index="441" draw:name="Grafik 14" draw:style-name="gr1" draw:text-style-name="P1" svg:width="0.5cm" svg:height="0.5cm" svg:x="0.493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43cm" table:end-y="0.5cm" draw:z-index="466" draw:name="Grafik 6" draw:style-name="gr1" draw:text-style-name="P1" svg:width="0.5cm" svg:height="0.5cm" svg:x="0.491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41cm" table:end-y="0.5cm" draw:z-index="467" draw:name="Grafik 6" draw:style-name="gr1" draw:text-style-name="P1" svg:width="0.5cm" svg:height="0.5cm" svg:x="0.489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2" table:end-x="0.419cm" table:end-y="0.5cm" draw:z-index="14" draw:name="Grafik 6" draw:style-name="gr1" draw:text-style-name="P1" svg:width="0.5cm" svg:height="0.5cm" svg:x="0.467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/>
          <table:table-cell office:value-type="float" office:value="22">
            <text:p>22</text:p>
          </table:table-cell>
          <table:table-cell office:value-type="string">
            <text:p>43:24</text:p>
          </table:table-cell>
          <table:table-cell office:value-type="float" office:value="47">
            <text:p>47</text:p>
          </table:table-cell>
          <table:table-cell table:number-columns-repeated="986"/>
        </table:table-row>
        <table:table-row table:style-name="ro1">
          <table:table-cell office:value-type="float" office:value="2">
            <text:p>2</text:p>
            <draw:frame table:end-cell-address="Tabelle1.B3" table:end-x="0.498cm" table:end-y="0.501cm" draw:z-index="31" draw:name="Grafik 12" draw:style-name="gr1" draw:text-style-name="P1" svg:width="0.5cm" svg:height="0.5cm" svg:x="0.546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6cm" table:end-y="0.501cm" draw:z-index="324" draw:name="Grafik 12" draw:style-name="gr1" draw:text-style-name="P1" svg:width="0.5cm" svg:height="0.5cm" svg:x="0.544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4cm" table:end-y="0.501cm" draw:z-index="325" draw:name="Grafik 12" draw:style-name="gr1" draw:text-style-name="P1" svg:width="0.5cm" svg:height="0.5cm" svg:x="0.542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1cm" table:end-y="0.501cm" draw:z-index="350" draw:name="Grafik 4" draw:style-name="gr1" draw:text-style-name="P1" svg:width="0.5cm" svg:height="0.5cm" svg:x="0.54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88cm" table:end-y="0.501cm" draw:z-index="447" draw:name="Grafik 6" draw:style-name="gr1" draw:text-style-name="P1" svg:width="0.5cm" svg:height="0.5cm" svg:x="0.536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86cm" table:end-y="0.501cm" draw:z-index="424" draw:name="Grafik 14" draw:style-name="gr1" draw:text-style-name="P1" svg:width="0.5cm" svg:height="0.5cm" svg:x="0.534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84cm" table:end-y="0.501cm" draw:z-index="161" draw:name="Grafik 3" draw:style-name="gr1" draw:text-style-name="P1" svg:width="0.5cm" svg:height="0.5cm" svg:x="0.532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81cm" table:end-y="0.501cm" draw:z-index="162" draw:name="Grafik 3" draw:style-name="gr1" draw:text-style-name="P1" svg:width="0.5cm" svg:height="0.5cm" svg:x="0.53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79cm" table:end-y="0.501cm" draw:z-index="427" draw:name="Grafik 14" draw:style-name="gr1" draw:text-style-name="P1" svg:width="0.5cm" svg:height="0.5cm" svg:x="0.527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77cm" table:end-y="0.501cm" draw:z-index="428" draw:name="Grafik 14" draw:style-name="gr1" draw:text-style-name="P1" svg:width="0.5cm" svg:height="0.5cm" svg:x="0.525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74cm" table:end-y="0.501cm" draw:z-index="429" draw:name="Grafik 14" draw:style-name="gr1" draw:text-style-name="P1" svg:width="0.5cm" svg:height="0.5cm" svg:x="0.523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72cm" table:end-y="0.501cm" draw:z-index="430" draw:name="Grafik 14" draw:style-name="gr1" draw:text-style-name="P1" svg:width="0.5cm" svg:height="0.5cm" svg:x="0.52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69cm" table:end-y="0.501cm" draw:z-index="431" draw:name="Grafik 14" draw:style-name="gr1" draw:text-style-name="P1" svg:width="0.5cm" svg:height="0.5cm" svg:x="0.517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67cm" table:end-y="0.501cm" draw:z-index="360" draw:name="Grafik 4" draw:style-name="gr1" draw:text-style-name="P1" svg:width="0.5cm" svg:height="0.5cm" svg:x="0.515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64cm" table:end-y="0.501cm" draw:z-index="457" draw:name="Grafik 6" draw:style-name="gr1" draw:text-style-name="P1" svg:width="0.5cm" svg:height="0.5cm" svg:x="0.51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62cm" table:end-y="0.501cm" draw:z-index="362" draw:name="Grafik 4" draw:style-name="gr1" draw:text-style-name="P1" svg:width="0.5cm" svg:height="0.5cm" svg:x="0.51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6cm" table:end-y="0.501cm" draw:z-index="411" draw:name="Grafik 18" draw:style-name="gr1" draw:text-style-name="P1" svg:width="0.5cm" svg:height="0.5cm" svg:x="0.508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58cm" table:end-y="0.501cm" draw:z-index="460" draw:name="Grafik 6" draw:style-name="gr1" draw:text-style-name="P1" svg:width="0.5cm" svg:height="0.5cm" svg:x="0.506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55cm" table:end-y="0.501cm" draw:z-index="437" draw:name="Grafik 14" draw:style-name="gr1" draw:text-style-name="P1" svg:width="0.5cm" svg:height="0.5cm" svg:x="0.504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53cm" table:end-y="0.501cm" draw:z-index="414" draw:name="Grafik 18" draw:style-name="gr1" draw:text-style-name="P1" svg:width="0.5cm" svg:height="0.5cm" svg:x="0.501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5cm" table:end-y="0.501cm" draw:z-index="415" draw:name="Grafik 18" draw:style-name="gr1" draw:text-style-name="P1" svg:width="0.5cm" svg:height="0.5cm" svg:x="0.498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47cm" table:end-y="0.501cm" draw:z-index="416" draw:name="Grafik 18" draw:style-name="gr1" draw:text-style-name="P1" svg:width="0.5cm" svg:height="0.5cm" svg:x="0.496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45cm" table:end-y="0.501cm" draw:z-index="465" draw:name="Grafik 6" draw:style-name="gr1" draw:text-style-name="P1" svg:width="0.5cm" svg:height="0.5cm" svg:x="0.49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43cm" table:end-y="0.501cm" draw:z-index="442" draw:name="Grafik 14" draw:style-name="gr1" draw:text-style-name="P1" svg:width="0.5cm" svg:height="0.5cm" svg:x="0.491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41cm" table:end-y="0.501cm" draw:z-index="443" draw:name="Grafik 14" draw:style-name="gr1" draw:text-style-name="P1" svg:width="0.5cm" svg:height="0.5cm" svg:x="0.489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3" table:end-x="0.419cm" table:end-y="0.501cm" draw:z-index="13" draw:name="Grafik 14" draw:style-name="gr1" draw:text-style-name="P1" svg:width="0.5cm" svg:height="0.5cm" svg:x="0.467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59:31</text:p>
          </table:table-cell>
          <table:table-cell office:value-type="float" office:value="47">
            <text:p>47</text:p>
          </table:table-cell>
          <table:table-cell table:number-columns-repeated="986"/>
        </table:table-row>
        <table:table-row table:style-name="ro1">
          <table:table-cell office:value-type="float" office:value="3">
            <text:p>3</text:p>
            <draw:frame table:end-cell-address="Tabelle1.B4" table:end-x="0.498cm" table:end-y="0.501cm" draw:z-index="34" draw:name="Grafik 18" draw:style-name="gr1" draw:text-style-name="P1" svg:width="0.5cm" svg:height="0.5cm" svg:x="0.546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496cm" table:end-y="0.501cm" draw:z-index="108" draw:name="Grafik 8" draw:style-name="gr1" draw:text-style-name="P1" svg:width="0.5cm" svg:height="0.5cm" svg:x="0.544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4cm" table:end-y="0.501cm" draw:z-index="349" draw:name="Grafik 4" draw:style-name="gr1" draw:text-style-name="P1" svg:width="0.5cm" svg:height="0.5cm" svg:x="0.542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1cm" table:end-y="0.501cm" draw:z-index="302" draw:name="Grafik 2" draw:style-name="gr1" draw:text-style-name="P1" svg:width="0.5cm" svg:height="0.5cm" svg:x="0.54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88cm" table:end-y="0.501cm" draw:z-index="423" draw:name="Grafik 14" draw:style-name="gr1" draw:text-style-name="P1" svg:width="0.5cm" svg:height="0.5cm" svg:x="0.536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86cm" table:end-y="0.501cm" draw:z-index="448" draw:name="Grafik 6" draw:style-name="gr1" draw:text-style-name="P1" svg:width="0.5cm" svg:height="0.5cm" svg:x="0.534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84cm" table:end-y="0.501cm" draw:z-index="449" draw:name="Grafik 6" draw:style-name="gr1" draw:text-style-name="P1" svg:width="0.5cm" svg:height="0.5cm" svg:x="0.532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81cm" table:end-y="0.501cm" draw:z-index="450" draw:name="Grafik 6" draw:style-name="gr1" draw:text-style-name="P1" svg:width="0.5cm" svg:height="0.5cm" svg:x="0.5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79cm" table:end-y="0.501cm" draw:z-index="451" draw:name="Grafik 6" draw:style-name="gr1" draw:text-style-name="P1" svg:width="0.5cm" svg:height="0.5cm" svg:x="0.527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77cm" table:end-y="0.501cm" draw:z-index="452" draw:name="Grafik 6" draw:style-name="gr1" draw:text-style-name="P1" svg:width="0.5cm" svg:height="0.5cm" svg:x="0.525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74cm" table:end-y="0.501cm" draw:z-index="453" draw:name="Grafik 6" draw:style-name="gr1" draw:text-style-name="P1" svg:width="0.5cm" svg:height="0.5cm" svg:x="0.523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72cm" table:end-y="0.501cm" draw:z-index="454" draw:name="Grafik 6" draw:style-name="gr1" draw:text-style-name="P1" svg:width="0.5cm" svg:height="0.5cm" svg:x="0.52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69cm" table:end-y="0.501cm" draw:z-index="455" draw:name="Grafik 6" draw:style-name="gr1" draw:text-style-name="P1" svg:width="0.5cm" svg:height="0.5cm" svg:x="0.517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67cm" table:end-y="0.501cm" draw:z-index="456" draw:name="Grafik 6" draw:style-name="gr1" draw:text-style-name="P1" svg:width="0.5cm" svg:height="0.5cm" svg:x="0.515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64cm" table:end-y="0.501cm" draw:z-index="361" draw:name="Grafik 4" draw:style-name="gr1" draw:text-style-name="P1" svg:width="0.5cm" svg:height="0.5cm" svg:x="0.513cm" svg:y="0.001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62cm" table:end-y="0.501cm" draw:z-index="458" draw:name="Grafik 6" draw:style-name="gr1" draw:text-style-name="P1" svg:width="0.5cm" svg:height="0.5cm" svg:x="0.51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6cm" table:end-y="0.501cm" draw:z-index="459" draw:name="Grafik 6" draw:style-name="gr1" draw:text-style-name="P1" svg:width="0.5cm" svg:height="0.5cm" svg:x="0.508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58cm" table:end-y="0.501cm" draw:z-index="436" draw:name="Grafik 14" draw:style-name="gr1" draw:text-style-name="P1" svg:width="0.5cm" svg:height="0.5cm" svg:x="0.506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55cm" table:end-y="0.501cm" draw:z-index="461" draw:name="Grafik 6" draw:style-name="gr1" draw:text-style-name="P1" svg:width="0.5cm" svg:height="0.5cm" svg:x="0.504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53cm" table:end-y="0.501cm" draw:z-index="462" draw:name="Grafik 6" draw:style-name="gr1" draw:text-style-name="P1" svg:width="0.5cm" svg:height="0.5cm" svg:x="0.501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5cm" table:end-y="0.501cm" draw:z-index="463" draw:name="Grafik 6" draw:style-name="gr1" draw:text-style-name="P1" svg:width="0.5cm" svg:height="0.5cm" svg:x="0.498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47cm" table:end-y="0.501cm" draw:z-index="464" draw:name="Grafik 6" draw:style-name="gr1" draw:text-style-name="P1" svg:width="0.5cm" svg:height="0.5cm" svg:x="0.496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45cm" table:end-y="0.501cm" draw:z-index="417" draw:name="Grafik 18" draw:style-name="gr1" draw:text-style-name="P1" svg:width="0.5cm" svg:height="0.5cm" svg:x="0.493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43cm" table:end-y="0.501cm" draw:z-index="418" draw:name="Grafik 18" draw:style-name="gr1" draw:text-style-name="P1" svg:width="0.5cm" svg:height="0.5cm" svg:x="0.491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41cm" table:end-y="0.501cm" draw:z-index="419" draw:name="Grafik 18" draw:style-name="gr1" draw:text-style-name="P1" svg:width="0.5cm" svg:height="0.5cm" svg:x="0.489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4" table:end-x="0.419cm" table:end-y="0.501cm" draw:z-index="17" draw:name="Grafik 18" draw:style-name="gr1" draw:text-style-name="P1" svg:width="0.5cm" svg:height="0.5cm" svg:x="0.467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53:32</text:p>
          </table:table-cell>
          <table:table-cell office:value-type="float" office:value="45">
            <text:p>45</text:p>
          </table:table-cell>
          <table:table-cell table:number-columns-repeated="986"/>
        </table:table-row>
        <table:table-row table:style-name="ro1">
          <table:table-cell office:value-type="float" office:value="4">
            <text:p>4</text:p>
            <draw:frame table:end-cell-address="Tabelle1.B5" table:end-x="0.498cm" table:end-y="0.5cm" draw:z-index="24" draw:name="Grafik 8" draw:style-name="gr1" draw:text-style-name="P1" svg:width="0.5cm" svg:height="0.5cm" svg:x="0.546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6cm" table:end-y="0.5cm" draw:z-index="348" draw:name="Grafik 4" draw:style-name="gr1" draw:text-style-name="P1" svg:width="0.5cm" svg:height="0.5cm" svg:x="0.544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4cm" table:end-y="0.5cm" draw:z-index="445" draw:name="Grafik 6" draw:style-name="gr1" draw:text-style-name="P1" svg:width="0.5cm" svg:height="0.5cm" svg:x="0.542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1cm" table:end-y="0.5cm" draw:z-index="446" draw:name="Grafik 6" draw:style-name="gr1" draw:text-style-name="P1" svg:width="0.5cm" svg:height="0.5cm" svg:x="0.54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8cm" table:end-y="0.5cm" draw:z-index="327" draw:name="Grafik 12" draw:style-name="gr1" draw:text-style-name="P1" svg:width="0.5cm" svg:height="0.5cm" svg:x="0.536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86cm" table:end-y="0.5cm" draw:z-index="328" draw:name="Grafik 12" draw:style-name="gr1" draw:text-style-name="P1" svg:width="0.5cm" svg:height="0.5cm" svg:x="0.534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84cm" table:end-y="0.5cm" draw:z-index="425" draw:name="Grafik 14" draw:style-name="gr1" draw:text-style-name="P1" svg:width="0.5cm" svg:height="0.5cm" svg:x="0.532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81cm" table:end-y="0.5cm" draw:z-index="426" draw:name="Grafik 14" draw:style-name="gr1" draw:text-style-name="P1" svg:width="0.5cm" svg:height="0.5cm" svg:x="0.53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79cm" table:end-y="0.5cm" draw:z-index="163" draw:name="Grafik 3" draw:style-name="gr1" draw:text-style-name="P1" svg:width="0.5cm" svg:height="0.5cm" svg:x="0.527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77cm" table:end-y="0.5cm" draw:z-index="164" draw:name="Grafik 3" draw:style-name="gr1" draw:text-style-name="P1" svg:width="0.5cm" svg:height="0.5cm" svg:x="0.525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74cm" table:end-y="0.5cm" draw:z-index="165" draw:name="Grafik 3" draw:style-name="gr1" draw:text-style-name="P1" svg:width="0.5cm" svg:height="0.5cm" svg:x="0.523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72cm" table:end-y="0.5cm" draw:z-index="406" draw:name="Grafik 18" draw:style-name="gr1" draw:text-style-name="P1" svg:width="0.5cm" svg:height="0.5cm" svg:x="0.52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69cm" table:end-y="0.5cm" draw:z-index="407" draw:name="Grafik 18" draw:style-name="gr1" draw:text-style-name="P1" svg:width="0.5cm" svg:height="0.5cm" svg:x="0.517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67cm" table:end-y="0.5cm" draw:z-index="408" draw:name="Grafik 18" draw:style-name="gr1" draw:text-style-name="P1" svg:width="0.5cm" svg:height="0.5cm" svg:x="0.515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64cm" table:end-y="0.5cm" draw:z-index="409" draw:name="Grafik 18" draw:style-name="gr1" draw:text-style-name="P1" svg:width="0.5cm" svg:height="0.5cm" svg:x="0.513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62cm" table:end-y="0.5cm" draw:z-index="410" draw:name="Grafik 18" draw:style-name="gr1" draw:text-style-name="P1" svg:width="0.5cm" svg:height="0.5cm" svg:x="0.51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6cm" table:end-y="0.5cm" draw:z-index="363" draw:name="Grafik 4" draw:style-name="gr1" draw:text-style-name="P1" svg:width="0.5cm" svg:height="0.5cm" svg:x="0.508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58cm" table:end-y="0.5cm" draw:z-index="364" draw:name="Grafik 4" draw:style-name="gr1" draw:text-style-name="P1" svg:width="0.5cm" svg:height="0.5cm" svg:x="0.506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55cm" table:end-y="0.5cm" draw:z-index="365" draw:name="Grafik 4" draw:style-name="gr1" draw:text-style-name="P1" svg:width="0.5cm" svg:height="0.5cm" svg:x="0.504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53cm" table:end-y="0.5cm" draw:z-index="366" draw:name="Grafik 4" draw:style-name="gr1" draw:text-style-name="P1" svg:width="0.5cm" svg:height="0.5cm" svg:x="0.501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5cm" table:end-y="0.5cm" draw:z-index="367" draw:name="Grafik 4" draw:style-name="gr1" draw:text-style-name="P1" svg:width="0.5cm" svg:height="0.5cm" svg:x="0.498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47cm" table:end-y="0.5cm" draw:z-index="368" draw:name="Grafik 4" draw:style-name="gr1" draw:text-style-name="P1" svg:width="0.5cm" svg:height="0.5cm" svg:x="0.496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45cm" table:end-y="0.5cm" draw:z-index="369" draw:name="Grafik 4" draw:style-name="gr1" draw:text-style-name="P1" svg:width="0.5cm" svg:height="0.5cm" svg:x="0.493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43cm" table:end-y="0.5cm" draw:z-index="370" draw:name="Grafik 4" draw:style-name="gr1" draw:text-style-name="P1" svg:width="0.5cm" svg:height="0.5cm" svg:x="0.491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41cm" table:end-y="0.5cm" draw:z-index="395" draw:name="Grafik 13" draw:style-name="gr1" draw:text-style-name="P1" svg:width="0.5cm" svg:height="0.5cm" svg:x="0.489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5" table:end-x="0.419cm" table:end-y="0.5cm" draw:z-index="12" draw:name="Grafik 13" draw:style-name="gr1" draw:text-style-name="P1" svg:width="0.5cm" svg:height="0.5cm" svg:x="0.467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/>
          <table:table-cell office:value-type="float" office:value="24">
            <text:p>24</text:p>
          </table:table-cell>
          <table:table-cell office:value-type="string">
            <text:p>45:32</text:p>
          </table:table-cell>
          <table:table-cell office:value-type="float" office:value="40">
            <text:p>40</text:p>
          </table:table-cell>
          <table:table-cell table:number-columns-repeated="986"/>
        </table:table-row>
        <table:table-row table:style-name="ro1">
          <table:table-cell office:value-type="float" office:value="5">
            <text:p>5</text:p>
            <draw:frame table:end-cell-address="Tabelle1.B6" table:end-x="0.498cm" table:end-y="0.5cm" draw:z-index="35" draw:name="Grafik 6" draw:style-name="gr1" draw:text-style-name="P1" svg:width="0.5cm" svg:height="0.5cm" svg:x="0.546cm" svg:y="0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96cm" table:end-y="0.5cm" draw:z-index="420" draw:name="Grafik 14" draw:style-name="gr1" draw:text-style-name="P1" svg:width="0.5cm" svg:height="0.5cm" svg:x="0.544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4cm" table:end-y="0.5cm" draw:z-index="229" draw:name="Grafik 10" draw:style-name="gr1" draw:text-style-name="P1" svg:width="0.5cm" svg:height="0.5cm" svg:x="0.542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1cm" table:end-y="0.5cm" draw:z-index="158" draw:name="Grafik 3" draw:style-name="gr1" draw:text-style-name="P1" svg:width="0.5cm" svg:height="0.5cm" svg:x="0.54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88cm" table:end-y="0.5cm" draw:z-index="207" draw:name="Grafik 15" draw:style-name="gr1" draw:text-style-name="P1" svg:width="0.5cm" svg:height="0.5cm" svg:x="0.536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6cm" table:end-y="0.5cm" draw:z-index="160" draw:name="Grafik 3" draw:style-name="gr1" draw:text-style-name="P1" svg:width="0.5cm" svg:height="0.5cm" svg:x="0.534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84cm" table:end-y="0.5cm" draw:z-index="329" draw:name="Grafik 12" draw:style-name="gr1" draw:text-style-name="P1" svg:width="0.5cm" svg:height="0.5cm" svg:x="0.532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81cm" table:end-y="0.5cm" draw:z-index="378" draw:name="Grafik 13" draw:style-name="gr1" draw:text-style-name="P1" svg:width="0.5cm" svg:height="0.5cm" svg:x="0.53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79cm" table:end-y="0.5cm" draw:z-index="379" draw:name="Grafik 13" draw:style-name="gr1" draw:text-style-name="P1" svg:width="0.5cm" svg:height="0.5cm" svg:x="0.527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77cm" table:end-y="0.5cm" draw:z-index="380" draw:name="Grafik 13" draw:style-name="gr1" draw:text-style-name="P1" svg:width="0.5cm" svg:height="0.5cm" svg:x="0.525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74cm" table:end-y="0.5cm" draw:z-index="405" draw:name="Grafik 18" draw:style-name="gr1" draw:text-style-name="P1" svg:width="0.5cm" svg:height="0.5cm" svg:x="0.523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72cm" table:end-y="0.5cm" draw:z-index="166" draw:name="Grafik 3" draw:style-name="gr1" draw:text-style-name="P1" svg:width="0.5cm" svg:height="0.5cm" svg:x="0.52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69cm" table:end-y="0.5cm" draw:z-index="167" draw:name="Grafik 3" draw:style-name="gr1" draw:text-style-name="P1" svg:width="0.5cm" svg:height="0.5cm" svg:x="0.517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67cm" table:end-y="0.5cm" draw:z-index="168" draw:name="Grafik 3" draw:style-name="gr1" draw:text-style-name="P1" svg:width="0.5cm" svg:height="0.5cm" svg:x="0.515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64cm" table:end-y="0.5cm" draw:z-index="169" draw:name="Grafik 3" draw:style-name="gr1" draw:text-style-name="P1" svg:width="0.5cm" svg:height="0.5cm" svg:x="0.513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62cm" table:end-y="0.5cm" draw:z-index="170" draw:name="Grafik 3" draw:style-name="gr1" draw:text-style-name="P1" svg:width="0.5cm" svg:height="0.5cm" svg:x="0.51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6cm" table:end-y="0.5cm" draw:z-index="171" draw:name="Grafik 3" draw:style-name="gr1" draw:text-style-name="P1" svg:width="0.5cm" svg:height="0.5cm" svg:x="0.508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58cm" table:end-y="0.5cm" draw:z-index="340" draw:name="Grafik 12" draw:style-name="gr1" draw:text-style-name="P1" svg:width="0.5cm" svg:height="0.5cm" svg:x="0.506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55cm" table:end-y="0.5cm" draw:z-index="341" draw:name="Grafik 12" draw:style-name="gr1" draw:text-style-name="P1" svg:width="0.5cm" svg:height="0.5cm" svg:x="0.504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53cm" table:end-y="0.5cm" draw:z-index="342" draw:name="Grafik 12" draw:style-name="gr1" draw:text-style-name="P1" svg:width="0.5cm" svg:height="0.5cm" svg:x="0.501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5cm" table:end-y="0.5cm" draw:z-index="343" draw:name="Grafik 12" draw:style-name="gr1" draw:text-style-name="P1" svg:width="0.5cm" svg:height="0.5cm" svg:x="0.498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47cm" table:end-y="0.5cm" draw:z-index="344" draw:name="Grafik 12" draw:style-name="gr1" draw:text-style-name="P1" svg:width="0.5cm" svg:height="0.5cm" svg:x="0.496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45cm" table:end-y="0.5cm" draw:z-index="393" draw:name="Grafik 13" draw:style-name="gr1" draw:text-style-name="P1" svg:width="0.5cm" svg:height="0.5cm" svg:x="0.493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43cm" table:end-y="0.5cm" draw:z-index="394" draw:name="Grafik 13" draw:style-name="gr1" draw:text-style-name="P1" svg:width="0.5cm" svg:height="0.5cm" svg:x="0.491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41cm" table:end-y="0.5cm" draw:z-index="371" draw:name="Grafik 4" draw:style-name="gr1" draw:text-style-name="P1" svg:width="0.5cm" svg:height="0.5cm" svg:x="0.489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6" table:end-x="0.419cm" table:end-y="0.5cm" draw:z-index="11" draw:name="Grafik 4" draw:style-name="gr1" draw:text-style-name="P1" svg:width="0.5cm" svg:height="0.5cm" svg:x="0.467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59:42</text:p>
          </table:table-cell>
          <table:table-cell office:value-type="float" office:value="38">
            <text:p>38</text:p>
          </table:table-cell>
          <table:table-cell table:number-columns-repeated="986"/>
        </table:table-row>
        <table:table-row table:style-name="ro1">
          <table:table-cell office:value-type="float" office:value="6">
            <text:p>6</text:p>
            <draw:frame table:end-cell-address="Tabelle1.B7" table:end-x="0.498cm" table:end-y="0.501cm" draw:z-index="27" draw:name="Grafik 15" draw:style-name="gr1" draw:text-style-name="P1" svg:width="0.5cm" svg:height="0.5cm" svg:x="0.546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6cm" table:end-y="0.501cm" draw:z-index="444" draw:name="Grafik 6" draw:style-name="gr1" draw:text-style-name="P1" svg:width="0.5cm" svg:height="0.5cm" svg:x="0.544cm" svg:y="0.001cm">
              <draw:image xlink:href="Pictures/100002010000007800000078B067D7CE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94cm" table:end-y="0.501cm" draw:z-index="157" draw:name="Grafik 3" draw:style-name="gr1" draw:text-style-name="P1" svg:width="0.5cm" svg:height="0.5cm" svg:x="0.542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1cm" table:end-y="0.501cm" draw:z-index="422" draw:name="Grafik 14" draw:style-name="gr1" draw:text-style-name="P1" svg:width="0.5cm" svg:height="0.5cm" svg:x="0.54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88cm" table:end-y="0.501cm" draw:z-index="303" draw:name="Grafik 2" draw:style-name="gr1" draw:text-style-name="P1" svg:width="0.5cm" svg:height="0.5cm" svg:x="0.536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86cm" table:end-y="0.501cm" draw:z-index="208" draw:name="Grafik 15" draw:style-name="gr1" draw:text-style-name="P1" svg:width="0.5cm" svg:height="0.5cm" svg:x="0.534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84cm" table:end-y="0.501cm" draw:z-index="377" draw:name="Grafik 13" draw:style-name="gr1" draw:text-style-name="P1" svg:width="0.5cm" svg:height="0.5cm" svg:x="0.532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81cm" table:end-y="0.501cm" draw:z-index="210" draw:name="Grafik 15" draw:style-name="gr1" draw:text-style-name="P1" svg:width="0.5cm" svg:height="0.5cm" svg:x="0.53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79cm" table:end-y="0.501cm" draw:z-index="331" draw:name="Grafik 12" draw:style-name="gr1" draw:text-style-name="P1" svg:width="0.5cm" svg:height="0.5cm" svg:x="0.527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77cm" table:end-y="0.501cm" draw:z-index="404" draw:name="Grafik 18" draw:style-name="gr1" draw:text-style-name="P1" svg:width="0.5cm" svg:height="0.5cm" svg:x="0.525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74cm" table:end-y="0.501cm" draw:z-index="381" draw:name="Grafik 13" draw:style-name="gr1" draw:text-style-name="P1" svg:width="0.5cm" svg:height="0.5cm" svg:x="0.523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72cm" table:end-y="0.501cm" draw:z-index="382" draw:name="Grafik 13" draw:style-name="gr1" draw:text-style-name="P1" svg:width="0.5cm" svg:height="0.5cm" svg:x="0.52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69cm" table:end-y="0.501cm" draw:z-index="335" draw:name="Grafik 12" draw:style-name="gr1" draw:text-style-name="P1" svg:width="0.5cm" svg:height="0.5cm" svg:x="0.517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67cm" table:end-y="0.501cm" draw:z-index="336" draw:name="Grafik 12" draw:style-name="gr1" draw:text-style-name="P1" svg:width="0.5cm" svg:height="0.5cm" svg:x="0.515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64cm" table:end-y="0.501cm" draw:z-index="337" draw:name="Grafik 12" draw:style-name="gr1" draw:text-style-name="P1" svg:width="0.5cm" svg:height="0.5cm" svg:x="0.513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62cm" table:end-y="0.501cm" draw:z-index="338" draw:name="Grafik 12" draw:style-name="gr1" draw:text-style-name="P1" svg:width="0.5cm" svg:height="0.5cm" svg:x="0.51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6cm" table:end-y="0.501cm" draw:z-index="339" draw:name="Grafik 12" draw:style-name="gr1" draw:text-style-name="P1" svg:width="0.5cm" svg:height="0.5cm" svg:x="0.508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58cm" table:end-y="0.501cm" draw:z-index="388" draw:name="Grafik 13" draw:style-name="gr1" draw:text-style-name="P1" svg:width="0.5cm" svg:height="0.5cm" svg:x="0.506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55cm" table:end-y="0.501cm" draw:z-index="389" draw:name="Grafik 13" draw:style-name="gr1" draw:text-style-name="P1" svg:width="0.5cm" svg:height="0.5cm" svg:x="0.504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53cm" table:end-y="0.501cm" draw:z-index="390" draw:name="Grafik 13" draw:style-name="gr1" draw:text-style-name="P1" svg:width="0.5cm" svg:height="0.5cm" svg:x="0.501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5cm" table:end-y="0.501cm" draw:z-index="391" draw:name="Grafik 13" draw:style-name="gr1" draw:text-style-name="P1" svg:width="0.5cm" svg:height="0.5cm" svg:x="0.498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47cm" table:end-y="0.501cm" draw:z-index="392" draw:name="Grafik 13" draw:style-name="gr1" draw:text-style-name="P1" svg:width="0.5cm" svg:height="0.5cm" svg:x="0.496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45cm" table:end-y="0.501cm" draw:z-index="345" draw:name="Grafik 12" draw:style-name="gr1" draw:text-style-name="P1" svg:width="0.5cm" svg:height="0.5cm" svg:x="0.493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43cm" table:end-y="0.501cm" draw:z-index="346" draw:name="Grafik 12" draw:style-name="gr1" draw:text-style-name="P1" svg:width="0.5cm" svg:height="0.5cm" svg:x="0.491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41cm" table:end-y="0.501cm" draw:z-index="347" draw:name="Grafik 12" draw:style-name="gr1" draw:text-style-name="P1" svg:width="0.5cm" svg:height="0.5cm" svg:x="0.489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7" table:end-x="0.419cm" table:end-y="0.501cm" draw:z-index="10" draw:name="Grafik 12" draw:style-name="gr1" draw:text-style-name="P1" svg:width="0.5cm" svg:height="0.5cm" svg:x="0.467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35:29</text:p>
          </table:table-cell>
          <table:table-cell office:value-type="float" office:value="37">
            <text:p>37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  <draw:frame table:end-cell-address="Tabelle1.B8" table:end-x="0.498cm" table:end-y="0.501cm" draw:z-index="33" draw:name="Grafik 13" draw:style-name="gr1" draw:text-style-name="P1" svg:width="0.5cm" svg:height="0.5cm" svg:x="0.546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6cm" table:end-y="0.501cm" draw:z-index="204" draw:name="Grafik 15" draw:style-name="gr1" draw:text-style-name="P1" svg:width="0.5cm" svg:height="0.5cm" svg:x="0.544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94cm" table:end-y="0.501cm" draw:z-index="421" draw:name="Grafik 14" draw:style-name="gr1" draw:text-style-name="P1" svg:width="0.5cm" svg:height="0.5cm" svg:x="0.542cm" svg:y="0.001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91cm" table:end-y="0.501cm" draw:z-index="206" draw:name="Grafik 15" draw:style-name="gr1" draw:text-style-name="P1" svg:width="0.5cm" svg:height="0.5cm" svg:x="0.54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88cm" table:end-y="0.501cm" draw:z-index="159" draw:name="Grafik 3" draw:style-name="gr1" draw:text-style-name="P1" svg:width="0.5cm" svg:height="0.5cm" svg:x="0.536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86cm" table:end-y="0.501cm" draw:z-index="304" draw:name="Grafik 2" draw:style-name="gr1" draw:text-style-name="P1" svg:width="0.5cm" svg:height="0.5cm" svg:x="0.534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84cm" table:end-y="0.501cm" draw:z-index="209" draw:name="Grafik 15" draw:style-name="gr1" draw:text-style-name="P1" svg:width="0.5cm" svg:height="0.5cm" svg:x="0.532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81cm" table:end-y="0.501cm" draw:z-index="330" draw:name="Grafik 12" draw:style-name="gr1" draw:text-style-name="P1" svg:width="0.5cm" svg:height="0.5cm" svg:x="0.53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79cm" table:end-y="0.501cm" draw:z-index="307" draw:name="Grafik 2" draw:style-name="gr1" draw:text-style-name="P1" svg:width="0.5cm" svg:height="0.5cm" svg:x="0.527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7cm" table:end-y="0.501cm" draw:z-index="284" draw:name="Grafik 11" draw:style-name="gr1" draw:text-style-name="P1" svg:width="0.5cm" svg:height="0.5cm" svg:x="0.525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74cm" table:end-y="0.501cm" draw:z-index="333" draw:name="Grafik 12" draw:style-name="gr1" draw:text-style-name="P1" svg:width="0.5cm" svg:height="0.5cm" svg:x="0.523cm" svg:y="0.001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72cm" table:end-y="0.501cm" draw:z-index="310" draw:name="Grafik 2" draw:style-name="gr1" draw:text-style-name="P1" svg:width="0.5cm" svg:height="0.5cm" svg:x="0.52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69cm" table:end-y="0.501cm" draw:z-index="287" draw:name="Grafik 11" draw:style-name="gr1" draw:text-style-name="P1" svg:width="0.5cm" svg:height="0.5cm" svg:x="0.517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67cm" table:end-y="0.501cm" draw:z-index="216" draw:name="Grafik 15" draw:style-name="gr1" draw:text-style-name="P1" svg:width="0.5cm" svg:height="0.5cm" svg:x="0.515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64cm" table:end-y="0.501cm" draw:z-index="385" draw:name="Grafik 13" draw:style-name="gr1" draw:text-style-name="P1" svg:width="0.5cm" svg:height="0.5cm" svg:x="0.513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62cm" table:end-y="0.501cm" draw:z-index="218" draw:name="Grafik 15" draw:style-name="gr1" draw:text-style-name="P1" svg:width="0.5cm" svg:height="0.5cm" svg:x="0.51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6cm" table:end-y="0.501cm" draw:z-index="267" draw:name="Grafik 9" draw:style-name="gr1" draw:text-style-name="P1" svg:width="0.5cm" svg:height="0.5cm" svg:x="0.508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58cm" table:end-y="0.501cm" draw:z-index="220" draw:name="Grafik 15" draw:style-name="gr1" draw:text-style-name="P1" svg:width="0.5cm" svg:height="0.5cm" svg:x="0.506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55cm" table:end-y="0.501cm" draw:z-index="293" draw:name="Grafik 11" draw:style-name="gr1" draw:text-style-name="P1" svg:width="0.5cm" svg:height="0.5cm" svg:x="0.504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53cm" table:end-y="0.501cm" draw:z-index="270" draw:name="Grafik 9" draw:style-name="gr1" draw:text-style-name="P1" svg:width="0.5cm" svg:height="0.5cm" svg:x="0.501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5cm" table:end-y="0.501cm" draw:z-index="295" draw:name="Grafik 11" draw:style-name="gr1" draw:text-style-name="P1" svg:width="0.5cm" svg:height="0.5cm" svg:x="0.498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47cm" table:end-y="0.501cm" draw:z-index="320" draw:name="Grafik 2" draw:style-name="gr1" draw:text-style-name="P1" svg:width="0.5cm" svg:height="0.5cm" svg:x="0.496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45cm" table:end-y="0.501cm" draw:z-index="321" draw:name="Grafik 2" draw:style-name="gr1" draw:text-style-name="P1" svg:width="0.5cm" svg:height="0.5cm" svg:x="0.493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43cm" table:end-y="0.501cm" draw:z-index="322" draw:name="Grafik 2" draw:style-name="gr1" draw:text-style-name="P1" svg:width="0.5cm" svg:height="0.5cm" svg:x="0.491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41cm" table:end-y="0.501cm" draw:z-index="323" draw:name="Grafik 2" draw:style-name="gr1" draw:text-style-name="P1" svg:width="0.5cm" svg:height="0.5cm" svg:x="0.489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8" table:end-x="0.419cm" table:end-y="0.501cm" draw:z-index="9" draw:name="Grafik 2" draw:style-name="gr1" draw:text-style-name="P1" svg:width="0.5cm" svg:height="0.5cm" svg:x="0.467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/>
          <table:table-cell office:value-type="float" office:value="22">
            <text:p>22</text:p>
          </table:table-cell>
          <table:table-cell office:value-type="string">
            <text:p>47:35</text:p>
          </table:table-cell>
          <table:table-cell office:value-type="float" office:value="33">
            <text:p>33</text:p>
          </table:table-cell>
          <table:table-cell table:number-columns-repeated="986"/>
        </table:table-row>
        <table:table-row table:style-name="ro1">
          <table:table-cell office:value-type="float" office:value="8">
            <text:p>8</text:p>
            <draw:frame table:end-cell-address="Tabelle1.B9" table:end-x="0.498cm" table:end-y="0.5cm" draw:z-index="28" draw:name="Grafik 10" draw:style-name="gr1" draw:text-style-name="P1" svg:width="0.5cm" svg:height="0.5cm" svg:x="0.546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496cm" table:end-y="0.5cm" draw:z-index="396" draw:name="Grafik 18" draw:style-name="gr1" draw:text-style-name="P1" svg:width="0.5cm" svg:height="0.5cm" svg:x="0.544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4cm" table:end-y="0.5cm" draw:z-index="109" draw:name="Grafik 8" draw:style-name="gr1" draw:text-style-name="P1" svg:width="0.5cm" svg:height="0.5cm" svg:x="0.542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1cm" table:end-y="0.5cm" draw:z-index="110" draw:name="Grafik 8" draw:style-name="gr1" draw:text-style-name="P1" svg:width="0.5cm" svg:height="0.5cm" svg:x="0.54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88cm" table:end-y="0.5cm" draw:z-index="111" draw:name="Grafik 8" draw:style-name="gr1" draw:text-style-name="P1" svg:width="0.5cm" svg:height="0.5cm" svg:x="0.536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86cm" table:end-y="0.5cm" draw:z-index="376" draw:name="Grafik 13" draw:style-name="gr1" draw:text-style-name="P1" svg:width="0.5cm" svg:height="0.5cm" svg:x="0.534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84cm" table:end-y="0.5cm" draw:z-index="305" draw:name="Grafik 2" draw:style-name="gr1" draw:text-style-name="P1" svg:width="0.5cm" svg:height="0.5cm" svg:x="0.532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81cm" table:end-y="0.5cm" draw:z-index="114" draw:name="Grafik 8" draw:style-name="gr1" draw:text-style-name="P1" svg:width="0.5cm" svg:height="0.5cm" svg:x="0.53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79cm" table:end-y="0.5cm" draw:z-index="403" draw:name="Grafik 18" draw:style-name="gr1" draw:text-style-name="P1" svg:width="0.5cm" svg:height="0.5cm" svg:x="0.527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77cm" table:end-y="0.5cm" draw:z-index="332" draw:name="Grafik 12" draw:style-name="gr1" draw:text-style-name="P1" svg:width="0.5cm" svg:height="0.5cm" svg:x="0.525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4cm" table:end-y="0.5cm" draw:z-index="285" draw:name="Grafik 11" draw:style-name="gr1" draw:text-style-name="P1" svg:width="0.5cm" svg:height="0.5cm" svg:x="0.52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72cm" table:end-y="0.5cm" draw:z-index="334" draw:name="Grafik 12" draw:style-name="gr1" draw:text-style-name="P1" svg:width="0.5cm" svg:height="0.5cm" svg:x="0.52cm" svg:y="0cm">
              <draw:image xlink:href="Pictures/1000020100000078000000781BAD0F5B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69cm" table:end-y="0.5cm" draw:z-index="383" draw:name="Grafik 13" draw:style-name="gr1" draw:text-style-name="P1" svg:width="0.5cm" svg:height="0.5cm" svg:x="0.517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67cm" table:end-y="0.5cm" draw:z-index="384" draw:name="Grafik 13" draw:style-name="gr1" draw:text-style-name="P1" svg:width="0.5cm" svg:height="0.5cm" svg:x="0.515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64cm" table:end-y="0.5cm" draw:z-index="217" draw:name="Grafik 15" draw:style-name="gr1" draw:text-style-name="P1" svg:width="0.5cm" svg:height="0.5cm" svg:x="0.513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62cm" table:end-y="0.5cm" draw:z-index="266" draw:name="Grafik 9" draw:style-name="gr1" draw:text-style-name="P1" svg:width="0.5cm" svg:height="0.5cm" svg:x="0.51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cm" table:end-y="0.5cm" draw:z-index="387" draw:name="Grafik 13" draw:style-name="gr1" draw:text-style-name="P1" svg:width="0.5cm" svg:height="0.5cm" svg:x="0.508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58cm" table:end-y="0.5cm" draw:z-index="268" draw:name="Grafik 9" draw:style-name="gr1" draw:text-style-name="P1" svg:width="0.5cm" svg:height="0.5cm" svg:x="0.506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55cm" table:end-y="0.5cm" draw:z-index="221" draw:name="Grafik 15" draw:style-name="gr1" draw:text-style-name="P1" svg:width="0.5cm" svg:height="0.5cm" svg:x="0.504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53cm" table:end-y="0.5cm" draw:z-index="294" draw:name="Grafik 11" draw:style-name="gr1" draw:text-style-name="P1" svg:width="0.5cm" svg:height="0.5cm" svg:x="0.501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5cm" table:end-y="0.5cm" draw:z-index="319" draw:name="Grafik 2" draw:style-name="gr1" draw:text-style-name="P1" svg:width="0.5cm" svg:height="0.5cm" svg:x="0.498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47cm" table:end-y="0.5cm" draw:z-index="296" draw:name="Grafik 11" draw:style-name="gr1" draw:text-style-name="P1" svg:width="0.5cm" svg:height="0.5cm" svg:x="0.496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45cm" table:end-y="0.5cm" draw:z-index="297" draw:name="Grafik 11" draw:style-name="gr1" draw:text-style-name="P1" svg:width="0.5cm" svg:height="0.5cm" svg:x="0.49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43cm" table:end-y="0.5cm" draw:z-index="298" draw:name="Grafik 11" draw:style-name="gr1" draw:text-style-name="P1" svg:width="0.5cm" svg:height="0.5cm" svg:x="0.491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41cm" table:end-y="0.5cm" draw:z-index="299" draw:name="Grafik 11" draw:style-name="gr1" draw:text-style-name="P1" svg:width="0.5cm" svg:height="0.5cm" svg:x="0.489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9" table:end-x="0.419cm" table:end-y="0.5cm" draw:z-index="8" draw:name="Grafik 11" draw:style-name="gr1" draw:text-style-name="P1" svg:width="0.5cm" svg:height="0.5cm" svg:x="0.467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/>
          <table:table-cell office:value-type="float" office:value="21">
            <text:p>21</text:p>
          </table:table-cell>
          <table:table-cell office:value-type="string">
            <text:p>20:17</text:p>
          </table:table-cell>
          <table:table-cell office:value-type="float" office:value="29">
            <text:p>29</text:p>
          </table:table-cell>
          <table:table-cell table:number-columns-repeated="986"/>
        </table:table-row>
        <table:table-row table:style-name="ro1">
          <table:table-cell office:value-type="float" office:value="9">
            <text:p>9</text:p>
            <draw:frame table:end-cell-address="Tabelle1.B10" table:end-x="0.498cm" table:end-y="0.5cm" draw:z-index="26" draw:name="Grafik 1" draw:style-name="gr1" draw:text-style-name="P1" svg:width="0.5cm" svg:height="0.5cm" svg:x="0.546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6cm" table:end-y="0.5cm" draw:z-index="228" draw:name="Grafik 10" draw:style-name="gr1" draw:text-style-name="P1" svg:width="0.5cm" svg:height="0.5cm" svg:x="0.544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94cm" table:end-y="0.5cm" draw:z-index="181" draw:name="Grafik 1" draw:style-name="gr1" draw:text-style-name="P1" svg:width="0.5cm" svg:height="0.5cm" svg:x="0.542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1cm" table:end-y="0.5cm" draw:z-index="230" draw:name="Grafik 10" draw:style-name="gr1" draw:text-style-name="P1" svg:width="0.5cm" svg:height="0.5cm" svg:x="0.54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88cm" table:end-y="0.5cm" draw:z-index="279" draw:name="Grafik 11" draw:style-name="gr1" draw:text-style-name="P1" svg:width="0.5cm" svg:height="0.5cm" svg:x="0.536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86cm" table:end-y="0.5cm" draw:z-index="280" draw:name="Grafik 11" draw:style-name="gr1" draw:text-style-name="P1" svg:width="0.5cm" svg:height="0.5cm" svg:x="0.534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84cm" table:end-y="0.5cm" draw:z-index="185" draw:name="Grafik 1" draw:style-name="gr1" draw:text-style-name="P1" svg:width="0.5cm" svg:height="0.5cm" svg:x="0.532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81cm" table:end-y="0.5cm" draw:z-index="306" draw:name="Grafik 2" draw:style-name="gr1" draw:text-style-name="P1" svg:width="0.5cm" svg:height="0.5cm" svg:x="0.53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79cm" table:end-y="0.5cm" draw:z-index="211" draw:name="Grafik 15" draw:style-name="gr1" draw:text-style-name="P1" svg:width="0.5cm" svg:height="0.5cm" svg:x="0.527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77cm" table:end-y="0.5cm" draw:z-index="308" draw:name="Grafik 2" draw:style-name="gr1" draw:text-style-name="P1" svg:width="0.5cm" svg:height="0.5cm" svg:x="0.525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74cm" table:end-y="0.5cm" draw:z-index="309" draw:name="Grafik 2" draw:style-name="gr1" draw:text-style-name="P1" svg:width="0.5cm" svg:height="0.5cm" svg:x="0.523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2cm" table:end-y="0.5cm" draw:z-index="286" draw:name="Grafik 11" draw:style-name="gr1" draw:text-style-name="P1" svg:width="0.5cm" svg:height="0.5cm" svg:x="0.52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69cm" table:end-y="0.5cm" draw:z-index="215" draw:name="Grafik 15" draw:style-name="gr1" draw:text-style-name="P1" svg:width="0.5cm" svg:height="0.5cm" svg:x="0.517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67cm" table:end-y="0.5cm" draw:z-index="288" draw:name="Grafik 11" draw:style-name="gr1" draw:text-style-name="P1" svg:width="0.5cm" svg:height="0.5cm" svg:x="0.515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64cm" table:end-y="0.5cm" draw:z-index="289" draw:name="Grafik 11" draw:style-name="gr1" draw:text-style-name="P1" svg:width="0.5cm" svg:height="0.5cm" svg:x="0.51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62cm" table:end-y="0.5cm" draw:z-index="386" draw:name="Grafik 13" draw:style-name="gr1" draw:text-style-name="P1" svg:width="0.5cm" svg:height="0.5cm" svg:x="0.51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6cm" table:end-y="0.5cm" draw:z-index="291" draw:name="Grafik 11" draw:style-name="gr1" draw:text-style-name="P1" svg:width="0.5cm" svg:height="0.5cm" svg:x="0.508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58cm" table:end-y="0.5cm" draw:z-index="292" draw:name="Grafik 11" draw:style-name="gr1" draw:text-style-name="P1" svg:width="0.5cm" svg:height="0.5cm" svg:x="0.506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55cm" table:end-y="0.5cm" draw:z-index="269" draw:name="Grafik 9" draw:style-name="gr1" draw:text-style-name="P1" svg:width="0.5cm" svg:height="0.5cm" svg:x="0.504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53cm" table:end-y="0.5cm" draw:z-index="318" draw:name="Grafik 2" draw:style-name="gr1" draw:text-style-name="P1" svg:width="0.5cm" svg:height="0.5cm" svg:x="0.501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5cm" table:end-y="0.5cm" draw:z-index="271" draw:name="Grafik 9" draw:style-name="gr1" draw:text-style-name="P1" svg:width="0.5cm" svg:height="0.5cm" svg:x="0.498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47cm" table:end-y="0.5cm" draw:z-index="272" draw:name="Grafik 9" draw:style-name="gr1" draw:text-style-name="P1" svg:width="0.5cm" svg:height="0.5cm" svg:x="0.496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45cm" table:end-y="0.5cm" draw:z-index="273" draw:name="Grafik 9" draw:style-name="gr1" draw:text-style-name="P1" svg:width="0.5cm" svg:height="0.5cm" svg:x="0.493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43cm" table:end-y="0.5cm" draw:z-index="274" draw:name="Grafik 9" draw:style-name="gr1" draw:text-style-name="P1" svg:width="0.5cm" svg:height="0.5cm" svg:x="0.491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41cm" table:end-y="0.5cm" draw:z-index="275" draw:name="Grafik 9" draw:style-name="gr1" draw:text-style-name="P1" svg:width="0.5cm" svg:height="0.5cm" svg:x="0.489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0" table:end-x="0.419cm" table:end-y="0.5cm" draw:z-index="7" draw:name="Grafik 9" draw:style-name="gr1" draw:text-style-name="P1" svg:width="0.5cm" svg:height="0.5cm" svg:x="0.467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/>
          <table:table-cell office:value-type="float" office:value="22">
            <text:p>22</text:p>
          </table:table-cell>
          <table:table-cell office:value-type="string">
            <text:p>37:46</text:p>
          </table:table-cell>
          <table:table-cell office:value-type="float" office:value="29">
            <text:p>29</text:p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  <draw:frame table:end-cell-address="Tabelle1.B11" table:end-x="0.498cm" table:end-y="0.501cm" draw:z-index="25" draw:name="Grafik 3" draw:style-name="gr1" draw:text-style-name="P1" svg:width="0.5cm" svg:height="0.5cm" svg:x="0.546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6cm" table:end-y="0.501cm" draw:z-index="180" draw:name="Grafik 1" draw:style-name="gr1" draw:text-style-name="P1" svg:width="0.5cm" svg:height="0.5cm" svg:x="0.544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4cm" table:end-y="0.501cm" draw:z-index="397" draw:name="Grafik 18" draw:style-name="gr1" draw:text-style-name="P1" svg:width="0.5cm" svg:height="0.5cm" svg:x="0.542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1cm" table:end-y="0.501cm" draw:z-index="182" draw:name="Grafik 1" draw:style-name="gr1" draw:text-style-name="P1" svg:width="0.5cm" svg:height="0.5cm" svg:x="0.54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88cm" table:end-y="0.501cm" draw:z-index="231" draw:name="Grafik 10" draw:style-name="gr1" draw:text-style-name="P1" svg:width="0.5cm" svg:height="0.5cm" svg:x="0.536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86cm" table:end-y="0.501cm" draw:z-index="112" draw:name="Grafik 8" draw:style-name="gr1" draw:text-style-name="P1" svg:width="0.5cm" svg:height="0.5cm" svg:x="0.534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84cm" table:end-y="0.501cm" draw:z-index="281" draw:name="Grafik 11" draw:style-name="gr1" draw:text-style-name="P1" svg:width="0.5cm" svg:height="0.5cm" svg:x="0.532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81cm" table:end-y="0.501cm" draw:z-index="402" draw:name="Grafik 18" draw:style-name="gr1" draw:text-style-name="P1" svg:width="0.5cm" svg:height="0.5cm" svg:x="0.53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79cm" table:end-y="0.501cm" draw:z-index="115" draw:name="Grafik 8" draw:style-name="gr1" draw:text-style-name="P1" svg:width="0.5cm" svg:height="0.5cm" svg:x="0.527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77cm" table:end-y="0.501cm" draw:z-index="212" draw:name="Grafik 15" draw:style-name="gr1" draw:text-style-name="P1" svg:width="0.5cm" svg:height="0.5cm" svg:x="0.525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74cm" table:end-y="0.501cm" draw:z-index="213" draw:name="Grafik 15" draw:style-name="gr1" draw:text-style-name="P1" svg:width="0.5cm" svg:height="0.5cm" svg:x="0.523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72cm" table:end-y="0.501cm" draw:z-index="262" draw:name="Grafik 9" draw:style-name="gr1" draw:text-style-name="P1" svg:width="0.5cm" svg:height="0.5cm" svg:x="0.52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69cm" table:end-y="0.501cm" draw:z-index="311" draw:name="Grafik 2" draw:style-name="gr1" draw:text-style-name="P1" svg:width="0.5cm" svg:height="0.5cm" svg:x="0.517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67cm" table:end-y="0.501cm" draw:z-index="192" draw:name="Grafik 1" draw:style-name="gr1" draw:text-style-name="P1" svg:width="0.5cm" svg:height="0.5cm" svg:x="0.515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4cm" table:end-y="0.501cm" draw:z-index="193" draw:name="Grafik 1" draw:style-name="gr1" draw:text-style-name="P1" svg:width="0.5cm" svg:height="0.5cm" svg:x="0.513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62cm" table:end-y="0.501cm" draw:z-index="290" draw:name="Grafik 11" draw:style-name="gr1" draw:text-style-name="P1" svg:width="0.5cm" svg:height="0.5cm" svg:x="0.51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6cm" table:end-y="0.501cm" draw:z-index="219" draw:name="Grafik 15" draw:style-name="gr1" draw:text-style-name="P1" svg:width="0.5cm" svg:height="0.5cm" svg:x="0.508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58cm" table:end-y="0.501cm" draw:z-index="316" draw:name="Grafik 2" draw:style-name="gr1" draw:text-style-name="P1" svg:width="0.5cm" svg:height="0.5cm" svg:x="0.506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55cm" table:end-y="0.501cm" draw:z-index="317" draw:name="Grafik 2" draw:style-name="gr1" draw:text-style-name="P1" svg:width="0.5cm" svg:height="0.5cm" svg:x="0.504cm" svg:y="0.001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53cm" table:end-y="0.501cm" draw:z-index="222" draw:name="Grafik 15" draw:style-name="gr1" draw:text-style-name="P1" svg:width="0.5cm" svg:height="0.5cm" svg:x="0.501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5cm" table:end-y="0.501cm" draw:z-index="247" draw:name="Grafik 10" draw:style-name="gr1" draw:text-style-name="P1" svg:width="0.5cm" svg:height="0.5cm" svg:x="0.498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47cm" table:end-y="0.501cm" draw:z-index="248" draw:name="Grafik 10" draw:style-name="gr1" draw:text-style-name="P1" svg:width="0.5cm" svg:height="0.5cm" svg:x="0.496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45cm" table:end-y="0.501cm" draw:z-index="225" draw:name="Grafik 15" draw:style-name="gr1" draw:text-style-name="P1" svg:width="0.5cm" svg:height="0.5cm" svg:x="0.493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43cm" table:end-y="0.501cm" draw:z-index="226" draw:name="Grafik 15" draw:style-name="gr1" draw:text-style-name="P1" svg:width="0.5cm" svg:height="0.5cm" svg:x="0.491cm" svg:y="0.001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41cm" table:end-y="0.501cm" draw:z-index="251" draw:name="Grafik 10" draw:style-name="gr1" draw:text-style-name="P1" svg:width="0.5cm" svg:height="0.5cm" svg:x="0.489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1" table:end-x="0.419cm" table:end-y="0.501cm" draw:z-index="6" draw:name="Grafik 10" draw:style-name="gr1" draw:text-style-name="P1" svg:width="0.5cm" svg:height="0.5cm" svg:x="0.467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/>
          <table:table-cell office:value-type="float" office:value="22">
            <text:p>22</text:p>
          </table:table-cell>
          <table:table-cell office:value-type="string">
            <text:p>33:39</text:p>
          </table:table-cell>
          <table:table-cell office:value-type="float" office:value="25">
            <text:p>25</text:p>
          </table:table-cell>
          <table:table-cell table:number-columns-repeated="986"/>
        </table:table-row>
        <table:table-row table:style-name="ro1">
          <table:table-cell office:value-type="float" office:value="11">
            <text:p>11</text:p>
            <draw:frame table:end-cell-address="Tabelle1.B12" table:end-x="0.498cm" table:end-y="0.5cm" draw:z-index="29" draw:name="Grafik 11" draw:style-name="gr1" draw:text-style-name="P1" svg:width="0.5cm" svg:height="0.5cm" svg:x="0.546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496cm" table:end-y="0.5cm" draw:z-index="276" draw:name="Grafik 11" draw:style-name="gr1" draw:text-style-name="P1" svg:width="0.5cm" svg:height="0.5cm" svg:x="0.544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4cm" table:end-y="0.5cm" draw:z-index="205" draw:name="Grafik 15" draw:style-name="gr1" draw:text-style-name="P1" svg:width="0.5cm" svg:height="0.5cm" svg:x="0.542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1cm" table:end-y="0.5cm" draw:z-index="398" draw:name="Grafik 18" draw:style-name="gr1" draw:text-style-name="P1" svg:width="0.5cm" svg:height="0.5cm" svg:x="0.54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88cm" table:end-y="0.5cm" draw:z-index="183" draw:name="Grafik 1" draw:style-name="gr1" draw:text-style-name="P1" svg:width="0.5cm" svg:height="0.5cm" svg:x="0.536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86cm" table:end-y="0.5cm" draw:z-index="232" draw:name="Grafik 10" draw:style-name="gr1" draw:text-style-name="P1" svg:width="0.5cm" svg:height="0.5cm" svg:x="0.534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84cm" table:end-y="0.5cm" draw:z-index="113" draw:name="Grafik 8" draw:style-name="gr1" draw:text-style-name="P1" svg:width="0.5cm" svg:height="0.5cm" svg:x="0.532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81cm" table:end-y="0.5cm" draw:z-index="282" draw:name="Grafik 11" draw:style-name="gr1" draw:text-style-name="P1" svg:width="0.5cm" svg:height="0.5cm" svg:x="0.53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79cm" table:end-y="0.5cm" draw:z-index="283" draw:name="Grafik 11" draw:style-name="gr1" draw:text-style-name="P1" svg:width="0.5cm" svg:height="0.5cm" svg:x="0.527cm" svg:y="0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77cm" table:end-y="0.5cm" draw:z-index="260" draw:name="Grafik 9" draw:style-name="gr1" draw:text-style-name="P1" svg:width="0.5cm" svg:height="0.5cm" svg:x="0.525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74cm" table:end-y="0.5cm" draw:z-index="189" draw:name="Grafik 1" draw:style-name="gr1" draw:text-style-name="P1" svg:width="0.5cm" svg:height="0.5cm" svg:x="0.523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72cm" table:end-y="0.5cm" draw:z-index="214" draw:name="Grafik 15" draw:style-name="gr1" draw:text-style-name="P1" svg:width="0.5cm" svg:height="0.5cm" svg:x="0.52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69cm" table:end-y="0.5cm" draw:z-index="191" draw:name="Grafik 1" draw:style-name="gr1" draw:text-style-name="P1" svg:width="0.5cm" svg:height="0.5cm" svg:x="0.517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67cm" table:end-y="0.5cm" draw:z-index="264" draw:name="Grafik 9" draw:style-name="gr1" draw:text-style-name="P1" svg:width="0.5cm" svg:height="0.5cm" svg:x="0.515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64cm" table:end-y="0.5cm" draw:z-index="265" draw:name="Grafik 9" draw:style-name="gr1" draw:text-style-name="P1" svg:width="0.5cm" svg:height="0.5cm" svg:x="0.513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62cm" table:end-y="0.5cm" draw:z-index="194" draw:name="Grafik 1" draw:style-name="gr1" draw:text-style-name="P1" svg:width="0.5cm" svg:height="0.5cm" svg:x="0.51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6cm" table:end-y="0.5cm" draw:z-index="315" draw:name="Grafik 2" draw:style-name="gr1" draw:text-style-name="P1" svg:width="0.5cm" svg:height="0.5cm" svg:x="0.508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58cm" table:end-y="0.5cm" draw:z-index="196" draw:name="Grafik 1" draw:style-name="gr1" draw:text-style-name="P1" svg:width="0.5cm" svg:height="0.5cm" svg:x="0.506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55cm" table:end-y="0.5cm" draw:z-index="245" draw:name="Grafik 10" draw:style-name="gr1" draw:text-style-name="P1" svg:width="0.5cm" svg:height="0.5cm" svg:x="0.504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53cm" table:end-y="0.5cm" draw:z-index="246" draw:name="Grafik 10" draw:style-name="gr1" draw:text-style-name="P1" svg:width="0.5cm" svg:height="0.5cm" svg:x="0.501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5cm" table:end-y="0.5cm" draw:z-index="223" draw:name="Grafik 15" draw:style-name="gr1" draw:text-style-name="P1" svg:width="0.5cm" svg:height="0.5cm" svg:x="0.498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47cm" table:end-y="0.5cm" draw:z-index="224" draw:name="Grafik 15" draw:style-name="gr1" draw:text-style-name="P1" svg:width="0.5cm" svg:height="0.5cm" svg:x="0.496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45cm" table:end-y="0.5cm" draw:z-index="249" draw:name="Grafik 10" draw:style-name="gr1" draw:text-style-name="P1" svg:width="0.5cm" svg:height="0.5cm" svg:x="0.493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43cm" table:end-y="0.5cm" draw:z-index="250" draw:name="Grafik 10" draw:style-name="gr1" draw:text-style-name="P1" svg:width="0.5cm" svg:height="0.5cm" svg:x="0.491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41cm" table:end-y="0.5cm" draw:z-index="227" draw:name="Grafik 15" draw:style-name="gr1" draw:text-style-name="P1" svg:width="0.5cm" svg:height="0.5cm" svg:x="0.489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2" table:end-x="0.419cm" table:end-y="0.5cm" draw:z-index="16" draw:name="Grafik 15" draw:style-name="gr1" draw:text-style-name="P1" svg:width="0.5cm" svg:height="0.5cm" svg:x="0.467cm" svg:y="0cm">
              <draw:image xlink:href="Pictures/100002010000003C0000003C81C60BB7.png" xlink:type="simple" xlink:show="embed" xlink:actuate="onLoad">
                <text:p/>
              </draw:image>
            </draw:frame>
          </table:table-cell>
          <table:table-cell/>
          <table:table-cell office:value-type="float" office:value="22">
            <text:p>22</text:p>
          </table:table-cell>
          <table:table-cell office:value-type="string">
            <text:p>27:36</text:p>
          </table:table-cell>
          <table:table-cell office:value-type="float" office:value="25">
            <text:p>25</text:p>
          </table:table-cell>
          <table:table-cell table:number-columns-repeated="986"/>
        </table:table-row>
        <table:table-row table:style-name="ro1">
          <table:table-cell office:value-type="float" office:value="12">
            <text:p>12</text:p>
            <draw:frame table:end-cell-address="Tabelle1.B13" table:end-x="0.498cm" table:end-y="0.5cm" draw:z-index="32" draw:name="Grafik 4" draw:style-name="gr1" draw:text-style-name="P1" svg:width="0.5cm" svg:height="0.5cm" svg:x="0.546cm" svg:y="0cm">
              <draw:image xlink:href="Pictures/1000020100000078000000786663A881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96cm" table:end-y="0.5cm" draw:z-index="156" draw:name="Grafik 3" draw:style-name="gr1" draw:text-style-name="P1" svg:width="0.5cm" svg:height="0.5cm" svg:x="0.544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64cm" table:end-y="0.5cm" draw:z-index="85" draw:name="Grafik 7" draw:style-name="gr1" draw:text-style-name="P1" svg:width="0.47cm" svg:height="0.5cm" svg:x="0.542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61cm" table:end-y="0.5cm" draw:z-index="86" draw:name="Grafik 7" draw:style-name="gr1" draw:text-style-name="P1" svg:width="0.47cm" svg:height="0.5cm" svg:x="0.54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88cm" table:end-y="0.5cm" draw:z-index="375" draw:name="Grafik 13" draw:style-name="gr1" draw:text-style-name="P1" svg:width="0.5cm" svg:height="0.5cm" svg:x="0.536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86cm" table:end-y="0.5cm" draw:z-index="184" draw:name="Grafik 1" draw:style-name="gr1" draw:text-style-name="P1" svg:width="0.5cm" svg:height="0.5cm" svg:x="0.534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84cm" table:end-y="0.5cm" draw:z-index="401" draw:name="Grafik 18" draw:style-name="gr1" draw:text-style-name="P1" svg:width="0.5cm" svg:height="0.5cm" svg:x="0.532cm" svg:y="0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81cm" table:end-y="0.5cm" draw:z-index="258" draw:name="Grafik 9" draw:style-name="gr1" draw:text-style-name="P1" svg:width="0.5cm" svg:height="0.5cm" svg:x="0.53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79cm" table:end-y="0.5cm" draw:z-index="235" draw:name="Grafik 10" draw:style-name="gr1" draw:text-style-name="P1" svg:width="0.5cm" svg:height="0.5cm" svg:x="0.527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77cm" table:end-y="0.5cm" draw:z-index="116" draw:name="Grafik 8" draw:style-name="gr1" draw:text-style-name="P1" svg:width="0.5cm" svg:height="0.5cm" svg:x="0.525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74cm" table:end-y="0.5cm" draw:z-index="117" draw:name="Grafik 8" draw:style-name="gr1" draw:text-style-name="P1" svg:width="0.5cm" svg:height="0.5cm" svg:x="0.523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72cm" table:end-y="0.5cm" draw:z-index="190" draw:name="Grafik 1" draw:style-name="gr1" draw:text-style-name="P1" svg:width="0.5cm" svg:height="0.5cm" svg:x="0.52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69cm" table:end-y="0.5cm" draw:z-index="263" draw:name="Grafik 9" draw:style-name="gr1" draw:text-style-name="P1" svg:width="0.5cm" svg:height="0.5cm" svg:x="0.517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67cm" table:end-y="0.5cm" draw:z-index="312" draw:name="Grafik 2" draw:style-name="gr1" draw:text-style-name="P1" svg:width="0.5cm" svg:height="0.5cm" svg:x="0.515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64cm" table:end-y="0.5cm" draw:z-index="313" draw:name="Grafik 2" draw:style-name="gr1" draw:text-style-name="P1" svg:width="0.5cm" svg:height="0.5cm" svg:x="0.513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62cm" table:end-y="0.5cm" draw:z-index="314" draw:name="Grafik 2" draw:style-name="gr1" draw:text-style-name="P1" svg:width="0.5cm" svg:height="0.5cm" svg:x="0.51cm" svg:y="0cm">
              <draw:image xlink:href="Pictures/100002010000007800000078C6822375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6cm" table:end-y="0.5cm" draw:z-index="195" draw:name="Grafik 1" draw:style-name="gr1" draw:text-style-name="P1" svg:width="0.5cm" svg:height="0.5cm" svg:x="0.508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58cm" table:end-y="0.5cm" draw:z-index="172" draw:name="Grafik 3" draw:style-name="gr1" draw:text-style-name="P1" svg:width="0.5cm" svg:height="0.5cm" svg:x="0.506cm" svg:y="0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55cm" table:end-y="0.5cm" draw:z-index="197" draw:name="Grafik 1" draw:style-name="gr1" draw:text-style-name="P1" svg:width="0.5cm" svg:height="0.5cm" svg:x="0.504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53cm" table:end-y="0.5cm" draw:z-index="198" draw:name="Grafik 1" draw:style-name="gr1" draw:text-style-name="P1" svg:width="0.5cm" svg:height="0.5cm" svg:x="0.501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5cm" table:end-y="0.5cm" draw:z-index="199" draw:name="Grafik 1" draw:style-name="gr1" draw:text-style-name="P1" svg:width="0.5cm" svg:height="0.5cm" svg:x="0.498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47cm" table:end-y="0.5cm" draw:z-index="200" draw:name="Grafik 1" draw:style-name="gr1" draw:text-style-name="P1" svg:width="0.5cm" svg:height="0.5cm" svg:x="0.496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45cm" table:end-y="0.5cm" draw:z-index="201" draw:name="Grafik 1" draw:style-name="gr1" draw:text-style-name="P1" svg:width="0.5cm" svg:height="0.5cm" svg:x="0.493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43cm" table:end-y="0.5cm" draw:z-index="202" draw:name="Grafik 1" draw:style-name="gr1" draw:text-style-name="P1" svg:width="0.5cm" svg:height="0.5cm" svg:x="0.491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41cm" table:end-y="0.5cm" draw:z-index="203" draw:name="Grafik 1" draw:style-name="gr1" draw:text-style-name="P1" svg:width="0.5cm" svg:height="0.5cm" svg:x="0.489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3" table:end-x="0.419cm" table:end-y="0.5cm" draw:z-index="15" draw:name="Grafik 1" draw:style-name="gr1" draw:text-style-name="P1" svg:width="0.5cm" svg:height="0.5cm" svg:x="0.467cm" svg:y="0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20:26</text:p>
          </table:table-cell>
          <table:table-cell office:value-type="float" office:value="23">
            <text:p>23</text:p>
          </table:table-cell>
          <table:table-cell table:number-columns-repeated="986"/>
        </table:table-row>
        <table:table-row table:style-name="ro1">
          <table:table-cell office:value-type="float" office:value="13">
            <text:p>13</text:p>
            <draw:frame table:end-cell-address="Tabelle1.B14" table:end-x="0.498cm" table:end-y="0.501cm" draw:z-index="23" draw:name="Grafik 9" draw:style-name="gr1" draw:text-style-name="P1" svg:width="0.5cm" svg:height="0.5cm" svg:x="0.546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96cm" table:end-y="0.501cm" draw:z-index="372" draw:name="Grafik 13" draw:style-name="gr1" draw:text-style-name="P1" svg:width="0.5cm" svg:height="0.5cm" svg:x="0.544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4cm" table:end-y="0.451cm" draw:z-index="133" draw:name="Grafik 17" draw:style-name="gr1" draw:text-style-name="P1" svg:width="0.5cm" svg:height="0.45cm" svg:x="0.542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91cm" table:end-y="0.501cm" draw:z-index="278" draw:name="Grafik 11" draw:style-name="gr1" draw:text-style-name="P1" svg:width="0.5cm" svg:height="0.5cm" svg:x="0.54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88cm" table:end-y="0.501cm" draw:z-index="399" draw:name="Grafik 18" draw:style-name="gr1" draw:text-style-name="P1" svg:width="0.5cm" svg:height="0.5cm" svg:x="0.536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86cm" table:end-y="0.501cm" draw:z-index="400" draw:name="Grafik 18" draw:style-name="gr1" draw:text-style-name="P1" svg:width="0.5cm" svg:height="0.5cm" svg:x="0.534cm" svg:y="0.001cm">
              <draw:image xlink:href="Pictures/100002010000003C0000003CF84471CA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54cm" table:end-y="0.501cm" draw:z-index="89" draw:name="Grafik 7" draw:style-name="gr1" draw:text-style-name="P1" svg:width="0.47cm" svg:height="0.5cm" svg:x="0.532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81cm" table:end-y="0.501cm" draw:z-index="186" draw:name="Grafik 1" draw:style-name="gr1" draw:text-style-name="P1" svg:width="0.5cm" svg:height="0.5cm" svg:x="0.53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79cm" table:end-y="0.501cm" draw:z-index="187" draw:name="Grafik 1" draw:style-name="gr1" draw:text-style-name="P1" svg:width="0.5cm" svg:height="0.5cm" svg:x="0.527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77cm" table:end-y="0.501cm" draw:z-index="236" draw:name="Grafik 10" draw:style-name="gr1" draw:text-style-name="P1" svg:width="0.5cm" svg:height="0.5cm" svg:x="0.525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74cm" table:end-y="0.501cm" draw:z-index="261" draw:name="Grafik 9" draw:style-name="gr1" draw:text-style-name="P1" svg:width="0.5cm" svg:height="0.5cm" svg:x="0.523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72cm" table:end-y="0.501cm" draw:z-index="118" draw:name="Grafik 8" draw:style-name="gr1" draw:text-style-name="P1" svg:width="0.5cm" svg:height="0.5cm" svg:x="0.52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69cm" table:end-y="0.501cm" draw:z-index="119" draw:name="Grafik 8" draw:style-name="gr1" draw:text-style-name="P1" svg:width="0.5cm" svg:height="0.5cm" svg:x="0.517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67cm" table:end-y="0.501cm" draw:z-index="120" draw:name="Grafik 8" draw:style-name="gr1" draw:text-style-name="P1" svg:width="0.5cm" svg:height="0.5cm" svg:x="0.515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64cm" table:end-y="0.501cm" draw:z-index="241" draw:name="Grafik 10" draw:style-name="gr1" draw:text-style-name="P1" svg:width="0.5cm" svg:height="0.5cm" svg:x="0.513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62cm" table:end-y="0.501cm" draw:z-index="242" draw:name="Grafik 10" draw:style-name="gr1" draw:text-style-name="P1" svg:width="0.5cm" svg:height="0.5cm" svg:x="0.51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6cm" table:end-y="0.501cm" draw:z-index="243" draw:name="Grafik 10" draw:style-name="gr1" draw:text-style-name="P1" svg:width="0.5cm" svg:height="0.5cm" svg:x="0.508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58cm" table:end-y="0.501cm" draw:z-index="244" draw:name="Grafik 10" draw:style-name="gr1" draw:text-style-name="P1" svg:width="0.5cm" svg:height="0.5cm" svg:x="0.506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55cm" table:end-y="0.501cm" draw:z-index="173" draw:name="Grafik 3" draw:style-name="gr1" draw:text-style-name="P1" svg:width="0.5cm" svg:height="0.5cm" svg:x="0.504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53cm" table:end-y="0.501cm" draw:z-index="174" draw:name="Grafik 3" draw:style-name="gr1" draw:text-style-name="P1" svg:width="0.5cm" svg:height="0.5cm" svg:x="0.501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5cm" table:end-y="0.501cm" draw:z-index="175" draw:name="Grafik 3" draw:style-name="gr1" draw:text-style-name="P1" svg:width="0.5cm" svg:height="0.5cm" svg:x="0.498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47cm" table:end-y="0.501cm" draw:z-index="176" draw:name="Grafik 3" draw:style-name="gr1" draw:text-style-name="P1" svg:width="0.5cm" svg:height="0.5cm" svg:x="0.496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45cm" table:end-y="0.501cm" draw:z-index="177" draw:name="Grafik 3" draw:style-name="gr1" draw:text-style-name="P1" svg:width="0.5cm" svg:height="0.5cm" svg:x="0.493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43cm" table:end-y="0.501cm" draw:z-index="178" draw:name="Grafik 3" draw:style-name="gr1" draw:text-style-name="P1" svg:width="0.5cm" svg:height="0.5cm" svg:x="0.491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41cm" table:end-y="0.501cm" draw:z-index="179" draw:name="Grafik 3" draw:style-name="gr1" draw:text-style-name="P1" svg:width="0.5cm" svg:height="0.5cm" svg:x="0.489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4" table:end-x="0.419cm" table:end-y="0.501cm" draw:z-index="5" draw:name="Grafik 3" draw:style-name="gr1" draw:text-style-name="P1" svg:width="0.5cm" svg:height="0.5cm" svg:x="0.467cm" svg:y="0.001cm">
              <draw:image xlink:href="Pictures/100002010000007800000078C47F649F.png" xlink:type="simple" xlink:show="embed" xlink:actuate="onLoad">
                <text:p/>
              </draw:image>
            </draw:frame>
          </table:table-cell>
          <table:table-cell/>
          <table:table-cell office:value-type="float" office:value="20">
            <text:p>20</text:p>
          </table:table-cell>
          <table:table-cell office:value-type="string">
            <text:p>44:36</text:p>
          </table:table-cell>
          <table:table-cell office:value-type="string">
            <text:p>19*</text:p>
          </table:table-cell>
          <table:table-cell table:number-columns-repeated="986"/>
        </table:table-row>
        <table:table-row table:style-name="ro1">
          <table:table-cell office:value-type="float" office:value="14">
            <text:p>14</text:p>
            <draw:frame table:end-cell-address="Tabelle1.B15" table:end-x="0.498cm" table:end-y="0.501cm" draw:z-index="22" draw:name="Grafik 16" draw:style-name="gr1" draw:text-style-name="P1" svg:width="0.5cm" svg:height="0.5cm" svg:x="0.546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66cm" table:end-y="0.501cm" draw:z-index="84" draw:name="Grafik 7" draw:style-name="gr1" draw:text-style-name="P1" svg:width="0.47cm" svg:height="0.5cm" svg:x="0.544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4cm" table:end-y="0.501cm" draw:z-index="277" draw:name="Grafik 11" draw:style-name="gr1" draw:text-style-name="P1" svg:width="0.5cm" svg:height="0.5cm" svg:x="0.542cm" svg:y="0.001cm">
              <draw:image xlink:href="Pictures/100002010000007800000078874E7DD1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1cm" table:end-y="0.501cm" draw:z-index="374" draw:name="Grafik 13" draw:style-name="gr1" draw:text-style-name="P1" svg:width="0.5cm" svg:height="0.5cm" svg:x="0.54cm" svg:y="0.001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88cm" table:end-y="0.501cm" draw:z-index="255" draw:name="Grafik 9" draw:style-name="gr1" draw:text-style-name="P1" svg:width="0.5cm" svg:height="0.5cm" svg:x="0.536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86cm" table:end-y="0.501cm" draw:z-index="256" draw:name="Grafik 9" draw:style-name="gr1" draw:text-style-name="P1" svg:width="0.5cm" svg:height="0.5cm" svg:x="0.534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84cm" table:end-y="0.501cm" draw:z-index="233" draw:name="Grafik 10" draw:style-name="gr1" draw:text-style-name="P1" svg:width="0.5cm" svg:height="0.5cm" svg:x="0.532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51cm" table:end-y="0.501cm" draw:z-index="90" draw:name="Grafik 7" draw:style-name="gr1" draw:text-style-name="P1" svg:width="0.47cm" svg:height="0.5cm" svg:x="0.53cm" svg:y="0.001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79cm" table:end-y="0.501cm" draw:z-index="259" draw:name="Grafik 9" draw:style-name="gr1" draw:text-style-name="P1" svg:width="0.5cm" svg:height="0.5cm" svg:x="0.527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77cm" table:end-y="0.501cm" draw:z-index="188" draw:name="Grafik 1" draw:style-name="gr1" draw:text-style-name="P1" svg:width="0.5cm" svg:height="0.5cm" svg:x="0.525cm" svg:y="0.001cm">
              <draw:image xlink:href="Pictures/100002010000003C0000003C160EAD4A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4cm" table:end-y="0.501cm" draw:z-index="237" draw:name="Grafik 10" draw:style-name="gr1" draw:text-style-name="P1" svg:width="0.5cm" svg:height="0.5cm" svg:x="0.523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72cm" table:end-y="0.501cm" draw:z-index="238" draw:name="Grafik 10" draw:style-name="gr1" draw:text-style-name="P1" svg:width="0.5cm" svg:height="0.5cm" svg:x="0.52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69cm" table:end-y="0.501cm" draw:z-index="239" draw:name="Grafik 10" draw:style-name="gr1" draw:text-style-name="P1" svg:width="0.5cm" svg:height="0.5cm" svg:x="0.517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67cm" table:end-y="0.501cm" draw:z-index="240" draw:name="Grafik 10" draw:style-name="gr1" draw:text-style-name="P1" svg:width="0.5cm" svg:height="0.5cm" svg:x="0.515cm" svg:y="0.001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64cm" table:end-y="0.501cm" draw:z-index="121" draw:name="Grafik 8" draw:style-name="gr1" draw:text-style-name="P1" svg:width="0.5cm" svg:height="0.5cm" svg:x="0.513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62cm" table:end-y="0.451cm" draw:z-index="146" draw:name="Grafik 17" draw:style-name="gr1" draw:text-style-name="P1" svg:width="0.5cm" svg:height="0.45cm" svg:x="0.51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6cm" table:end-y="0.451cm" draw:z-index="147" draw:name="Grafik 17" draw:style-name="gr1" draw:text-style-name="P1" svg:width="0.5cm" svg:height="0.45cm" svg:x="0.508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58cm" table:end-y="0.451cm" draw:z-index="148" draw:name="Grafik 17" draw:style-name="gr1" draw:text-style-name="P1" svg:width="0.5cm" svg:height="0.45cm" svg:x="0.506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55cm" table:end-y="0.451cm" draw:z-index="149" draw:name="Grafik 17" draw:style-name="gr1" draw:text-style-name="P1" svg:width="0.5cm" svg:height="0.45cm" svg:x="0.504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53cm" table:end-y="0.451cm" draw:z-index="150" draw:name="Grafik 17" draw:style-name="gr1" draw:text-style-name="P1" svg:width="0.5cm" svg:height="0.45cm" svg:x="0.501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5cm" table:end-y="0.451cm" draw:z-index="151" draw:name="Grafik 17" draw:style-name="gr1" draw:text-style-name="P1" svg:width="0.5cm" svg:height="0.45cm" svg:x="0.498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47cm" table:end-y="0.501cm" draw:z-index="125" draw:name="Grafik 8" draw:style-name="gr1" draw:text-style-name="P1" svg:width="0.5cm" svg:height="0.5cm" svg:x="0.496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45cm" table:end-y="0.501cm" draw:z-index="129" draw:name="Grafik 8" draw:style-name="gr1" draw:text-style-name="P1" svg:width="0.5cm" svg:height="0.5cm" svg:x="0.493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43cm" table:end-y="0.501cm" draw:z-index="130" draw:name="Grafik 8" draw:style-name="gr1" draw:text-style-name="P1" svg:width="0.5cm" svg:height="0.5cm" svg:x="0.491cm" svg:y="0.001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41cm" table:end-y="0.451cm" draw:z-index="155" draw:name="Grafik 17" draw:style-name="gr1" draw:text-style-name="P1" svg:width="0.5cm" svg:height="0.45cm" svg:x="0.489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5" table:end-x="0.419cm" table:end-y="0.451cm" draw:z-index="4" draw:name="Grafik 17" draw:style-name="gr1" draw:text-style-name="P1" svg:width="0.5cm" svg:height="0.45cm" svg:x="0.467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20:48</text:p>
          </table:table-cell>
          <table:table-cell office:value-type="float" office:value="20">
            <text:p>20</text:p>
          </table:table-cell>
          <table:table-cell table:number-columns-repeated="986"/>
        </table:table-row>
        <table:table-row table:style-name="ro1">
          <table:table-cell office:value-type="float" office:value="15">
            <text:p>15</text:p>
            <draw:frame table:end-cell-address="Tabelle1.B16" table:end-x="0.498cm" table:end-y="0.5cm" draw:z-index="21" draw:name="Grafik 14" draw:style-name="gr1" draw:text-style-name="P1" svg:width="0.5cm" svg:height="0.5cm" svg:x="0.546cm" svg:y="0cm">
              <draw:image xlink:href="Pictures/100002010000007800000078D253970A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96cm" table:end-y="0.45cm" draw:z-index="132" draw:name="Grafik 17" draw:style-name="gr1" draw:text-style-name="P1" svg:width="0.5cm" svg:height="0.45cm" svg:x="0.544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4cm" table:end-y="0.5cm" draw:z-index="373" draw:name="Grafik 13" draw:style-name="gr1" draw:text-style-name="P1" svg:width="0.5cm" svg:height="0.5cm" svg:x="0.542cm" svg:y="0cm">
              <draw:image xlink:href="Pictures/10000201000000780000007870F4C3A4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1cm" table:end-y="0.45cm" draw:z-index="134" draw:name="Grafik 17" draw:style-name="gr1" draw:text-style-name="P1" svg:width="0.5cm" svg:height="0.45cm" svg:x="0.54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58cm" table:end-y="0.5cm" draw:z-index="87" draw:name="Grafik 7" draw:style-name="gr1" draw:text-style-name="P1" svg:width="0.47cm" svg:height="0.5cm" svg:x="0.536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56cm" table:end-y="0.5cm" draw:z-index="88" draw:name="Grafik 7" draw:style-name="gr1" draw:text-style-name="P1" svg:width="0.47cm" svg:height="0.5cm" svg:x="0.534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84cm" table:end-y="0.5cm" draw:z-index="257" draw:name="Grafik 9" draw:style-name="gr1" draw:text-style-name="P1" svg:width="0.5cm" svg:height="0.5cm" svg:x="0.532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81cm" table:end-y="0.5cm" draw:z-index="234" draw:name="Grafik 10" draw:style-name="gr1" draw:text-style-name="P1" svg:width="0.5cm" svg:height="0.5cm" svg:x="0.53cm" svg:y="0cm">
              <draw:image xlink:href="Pictures/100002010000007800000078B94E8D69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49cm" table:end-y="0.5cm" draw:z-index="91" draw:name="Grafik 7" draw:style-name="gr1" draw:text-style-name="P1" svg:width="0.47cm" svg:height="0.5cm" svg:x="0.527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47cm" table:end-y="0.5cm" draw:z-index="92" draw:name="Grafik 7" draw:style-name="gr1" draw:text-style-name="P1" svg:width="0.47cm" svg:height="0.5cm" svg:x="0.525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44cm" table:end-y="0.5cm" draw:z-index="93" draw:name="Grafik 7" draw:style-name="gr1" draw:text-style-name="P1" svg:width="0.47cm" svg:height="0.5cm" svg:x="0.523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72cm" table:end-y="0.45cm" draw:z-index="142" draw:name="Grafik 17" draw:style-name="gr1" draw:text-style-name="P1" svg:width="0.5cm" svg:height="0.45cm" svg:x="0.52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69cm" table:end-y="0.45cm" draw:z-index="143" draw:name="Grafik 17" draw:style-name="gr1" draw:text-style-name="P1" svg:width="0.5cm" svg:height="0.45cm" svg:x="0.517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67cm" table:end-y="0.45cm" draw:z-index="144" draw:name="Grafik 17" draw:style-name="gr1" draw:text-style-name="P1" svg:width="0.5cm" svg:height="0.45cm" svg:x="0.515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34cm" table:end-y="0.5cm" draw:z-index="97" draw:name="Grafik 7" draw:style-name="gr1" draw:text-style-name="P1" svg:width="0.47cm" svg:height="0.5cm" svg:x="0.513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62cm" table:end-y="0.5cm" draw:z-index="122" draw:name="Grafik 8" draw:style-name="gr1" draw:text-style-name="P1" svg:width="0.5cm" svg:height="0.5cm" svg:x="0.51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6cm" table:end-y="0.5cm" draw:z-index="123" draw:name="Grafik 8" draw:style-name="gr1" draw:text-style-name="P1" svg:width="0.5cm" svg:height="0.5cm" svg:x="0.508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58cm" table:end-y="0.5cm" draw:z-index="124" draw:name="Grafik 8" draw:style-name="gr1" draw:text-style-name="P1" svg:width="0.5cm" svg:height="0.5cm" svg:x="0.506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55cm" table:end-y="0.5cm" draw:z-index="126" draw:name="Grafik 8" draw:style-name="gr1" draw:text-style-name="P1" svg:width="0.5cm" svg:height="0.5cm" svg:x="0.504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53cm" table:end-y="0.5cm" draw:z-index="127" draw:name="Grafik 8" draw:style-name="gr1" draw:text-style-name="P1" svg:width="0.5cm" svg:height="0.5cm" svg:x="0.501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5cm" table:end-y="0.5cm" draw:z-index="128" draw:name="Grafik 8" draw:style-name="gr1" draw:text-style-name="P1" svg:width="0.5cm" svg:height="0.5cm" svg:x="0.498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47cm" table:end-y="0.45cm" draw:z-index="152" draw:name="Grafik 17" draw:style-name="gr1" draw:text-style-name="P1" svg:width="0.5cm" svg:height="0.45cm" svg:x="0.496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45cm" table:end-y="0.45cm" draw:z-index="153" draw:name="Grafik 17" draw:style-name="gr1" draw:text-style-name="P1" svg:width="0.5cm" svg:height="0.45cm" svg:x="0.493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43cm" table:end-y="0.45cm" draw:z-index="154" draw:name="Grafik 17" draw:style-name="gr1" draw:text-style-name="P1" svg:width="0.5cm" svg:height="0.45cm" svg:x="0.491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41cm" table:end-y="0.5cm" draw:z-index="131" draw:name="Grafik 8" draw:style-name="gr1" draw:text-style-name="P1" svg:width="0.5cm" svg:height="0.5cm" svg:x="0.489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6" table:end-x="0.419cm" table:end-y="0.5cm" draw:z-index="3" draw:name="Grafik 8" draw:style-name="gr1" draw:text-style-name="P1" svg:width="0.5cm" svg:height="0.5cm" svg:x="0.467cm" svg:y="0cm">
              <draw:image xlink:href="Pictures/100002010000007800000078C07ABFCC.png" xlink:type="simple" xlink:show="embed" xlink:actuate="onLoad">
                <text:p/>
              </draw:image>
            </draw:frame>
          </table:table-cell>
          <table:table-cell/>
          <table:table-cell office:value-type="float" office:value="23">
            <text:p>23</text:p>
          </table:table-cell>
          <table:table-cell office:value-type="string">
            <text:p>24:40</text:p>
          </table:table-cell>
          <table:table-cell office:value-type="float" office:value="19">
            <text:p>19</text:p>
          </table:table-cell>
          <table:table-cell table:number-columns-repeated="986"/>
        </table:table-row>
        <table:table-row table:style-name="ro1">
          <table:table-cell office:value-type="float" office:value="16">
            <text:p>16</text:p>
            <draw:frame table:end-cell-address="Tabelle1.B17" table:end-x="0.468cm" table:end-y="0.5cm" draw:z-index="20" draw:name="Grafik 7" draw:style-name="gr1" draw:text-style-name="P1" svg:width="0.47cm" svg:height="0.5cm" svg:x="0.546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96cm" table:end-y="0.5cm" draw:z-index="60" draw:name="Grafik 16" draw:style-name="gr1" draw:text-style-name="P1" svg:width="0.5cm" svg:height="0.5cm" svg:x="0.544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4cm" table:end-y="0.5cm" draw:z-index="253" draw:name="Grafik 9" draw:style-name="gr1" draw:text-style-name="P1" svg:width="0.5cm" svg:height="0.5cm" svg:x="0.542cm" svg:y="0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1cm" table:end-y="0.5cm" draw:z-index="62" draw:name="Grafik 16" draw:style-name="gr1" draw:text-style-name="P1" svg:width="0.5cm" svg:height="0.5cm" svg:x="0.54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88cm" table:end-y="0.45cm" draw:z-index="135" draw:name="Grafik 17" draw:style-name="gr1" draw:text-style-name="P1" svg:width="0.5cm" svg:height="0.45cm" svg:x="0.536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86cm" table:end-y="0.5cm" draw:z-index="64" draw:name="Grafik 16" draw:style-name="gr1" draw:text-style-name="P1" svg:width="0.5cm" svg:height="0.5cm" svg:x="0.534cm" svg:y="0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84cm" table:end-y="0.45cm" draw:z-index="137" draw:name="Grafik 17" draw:style-name="gr1" draw:text-style-name="P1" svg:width="0.5cm" svg:height="0.45cm" svg:x="0.532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81cm" table:end-y="0.45cm" draw:z-index="138" draw:name="Grafik 17" draw:style-name="gr1" draw:text-style-name="P1" svg:width="0.5cm" svg:height="0.45cm" svg:x="0.53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79cm" table:end-y="0.45cm" draw:z-index="139" draw:name="Grafik 17" draw:style-name="gr1" draw:text-style-name="P1" svg:width="0.5cm" svg:height="0.45cm" svg:x="0.527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77cm" table:end-y="0.45cm" draw:z-index="140" draw:name="Grafik 17" draw:style-name="gr1" draw:text-style-name="P1" svg:width="0.5cm" svg:height="0.45cm" svg:x="0.525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74cm" table:end-y="0.45cm" draw:z-index="141" draw:name="Grafik 17" draw:style-name="gr1" draw:text-style-name="P1" svg:width="0.5cm" svg:height="0.45cm" svg:x="0.523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42cm" table:end-y="0.5cm" draw:z-index="94" draw:name="Grafik 7" draw:style-name="gr1" draw:text-style-name="P1" svg:width="0.47cm" svg:height="0.5cm" svg:x="0.52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39cm" table:end-y="0.5cm" draw:z-index="95" draw:name="Grafik 7" draw:style-name="gr1" draw:text-style-name="P1" svg:width="0.47cm" svg:height="0.5cm" svg:x="0.517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37cm" table:end-y="0.5cm" draw:z-index="96" draw:name="Grafik 7" draw:style-name="gr1" draw:text-style-name="P1" svg:width="0.47cm" svg:height="0.5cm" svg:x="0.515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64cm" table:end-y="0.45cm" draw:z-index="145" draw:name="Grafik 17" draw:style-name="gr1" draw:text-style-name="P1" svg:width="0.5cm" svg:height="0.45cm" svg:x="0.513cm" svg:y="0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32cm" table:end-y="0.5cm" draw:z-index="98" draw:name="Grafik 7" draw:style-name="gr1" draw:text-style-name="P1" svg:width="0.47cm" svg:height="0.5cm" svg:x="0.51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3cm" table:end-y="0.5cm" draw:z-index="99" draw:name="Grafik 7" draw:style-name="gr1" draw:text-style-name="P1" svg:width="0.47cm" svg:height="0.5cm" svg:x="0.508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28cm" table:end-y="0.5cm" draw:z-index="100" draw:name="Grafik 7" draw:style-name="gr1" draw:text-style-name="P1" svg:width="0.47cm" svg:height="0.5cm" svg:x="0.506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25cm" table:end-y="0.5cm" draw:z-index="101" draw:name="Grafik 7" draw:style-name="gr1" draw:text-style-name="P1" svg:width="0.47cm" svg:height="0.5cm" svg:x="0.504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23cm" table:end-y="0.5cm" draw:z-index="102" draw:name="Grafik 7" draw:style-name="gr1" draw:text-style-name="P1" svg:width="0.47cm" svg:height="0.5cm" svg:x="0.501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2cm" table:end-y="0.5cm" draw:z-index="103" draw:name="Grafik 7" draw:style-name="gr1" draw:text-style-name="P1" svg:width="0.47cm" svg:height="0.5cm" svg:x="0.498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17cm" table:end-y="0.5cm" draw:z-index="104" draw:name="Grafik 7" draw:style-name="gr1" draw:text-style-name="P1" svg:width="0.47cm" svg:height="0.5cm" svg:x="0.496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15cm" table:end-y="0.5cm" draw:z-index="105" draw:name="Grafik 7" draw:style-name="gr1" draw:text-style-name="P1" svg:width="0.47cm" svg:height="0.5cm" svg:x="0.493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13cm" table:end-y="0.5cm" draw:z-index="106" draw:name="Grafik 7" draw:style-name="gr1" draw:text-style-name="P1" svg:width="0.47cm" svg:height="0.5cm" svg:x="0.491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11cm" table:end-y="0.5cm" draw:z-index="107" draw:name="Grafik 7" draw:style-name="gr1" draw:text-style-name="P1" svg:width="0.47cm" svg:height="0.5cm" svg:x="0.489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7" table:end-x="0.389cm" table:end-y="0.5cm" draw:z-index="2" draw:name="Grafik 7" draw:style-name="gr1" draw:text-style-name="P1" svg:width="0.47cm" svg:height="0.5cm" svg:x="0.467cm" svg:y="0cm">
              <draw:image xlink:href="Pictures/100002010000007800000089AB712CDD.png" xlink:type="simple" xlink:show="embed" xlink:actuate="onLoad">
                <text:p/>
              </draw:image>
            </draw:frame>
          </table:table-cell>
          <table:table-cell/>
          <table:table-cell office:value-type="float" office:value="22">
            <text:p>22</text:p>
          </table:table-cell>
          <table:table-cell office:value-type="string">
            <text:p>22:38</text:p>
          </table:table-cell>
          <table:table-cell office:value-type="float" office:value="17">
            <text:p>17</text:p>
          </table:table-cell>
          <table:table-cell table:number-columns-repeated="986"/>
        </table:table-row>
        <table:table-row table:style-name="ro1">
          <table:table-cell office:value-type="float" office:value="17">
            <text:p>17</text:p>
            <draw:frame table:end-cell-address="Tabelle1.B18" table:end-x="0.498cm" table:end-y="0.451cm" draw:z-index="19" draw:name="Grafik 17" draw:style-name="gr1" draw:text-style-name="P1" svg:width="0.5cm" svg:height="0.45cm" svg:x="0.546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6cm" table:end-y="0.501cm" draw:z-index="252" draw:name="Grafik 9" draw:style-name="gr1" draw:text-style-name="P1" svg:width="0.5cm" svg:height="0.5cm" svg:x="0.544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94cm" table:end-y="0.501cm" draw:z-index="61" draw:name="Grafik 16" draw:style-name="gr1" draw:text-style-name="P1" svg:width="0.5cm" svg:height="0.5cm" svg:x="0.542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1cm" table:end-y="0.501cm" draw:z-index="254" draw:name="Grafik 9" draw:style-name="gr1" draw:text-style-name="P1" svg:width="0.5cm" svg:height="0.5cm" svg:x="0.54cm" svg:y="0.001cm">
              <draw:image xlink:href="Pictures/100002010000007800000078B6FA5948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88cm" table:end-y="0.501cm" draw:z-index="63" draw:name="Grafik 16" draw:style-name="gr1" draw:text-style-name="P1" svg:width="0.5cm" svg:height="0.5cm" svg:x="0.536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86cm" table:end-y="0.451cm" draw:z-index="136" draw:name="Grafik 17" draw:style-name="gr1" draw:text-style-name="P1" svg:width="0.5cm" svg:height="0.45cm" svg:x="0.534cm" svg:y="0.001cm">
              <draw:image xlink:href="Pictures/10000201000000780000006823B0B27B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84cm" table:end-y="0.501cm" draw:z-index="65" draw:name="Grafik 16" draw:style-name="gr1" draw:text-style-name="P1" svg:width="0.5cm" svg:height="0.5cm" svg:x="0.532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81cm" table:end-y="0.501cm" draw:z-index="66" draw:name="Grafik 16" draw:style-name="gr1" draw:text-style-name="P1" svg:width="0.5cm" svg:height="0.5cm" svg:x="0.53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79cm" table:end-y="0.501cm" draw:z-index="67" draw:name="Grafik 16" draw:style-name="gr1" draw:text-style-name="P1" svg:width="0.5cm" svg:height="0.5cm" svg:x="0.527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77cm" table:end-y="0.501cm" draw:z-index="68" draw:name="Grafik 16" draw:style-name="gr1" draw:text-style-name="P1" svg:width="0.5cm" svg:height="0.5cm" svg:x="0.525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74cm" table:end-y="0.501cm" draw:z-index="69" draw:name="Grafik 16" draw:style-name="gr1" draw:text-style-name="P1" svg:width="0.5cm" svg:height="0.5cm" svg:x="0.523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72cm" table:end-y="0.501cm" draw:z-index="70" draw:name="Grafik 16" draw:style-name="gr1" draw:text-style-name="P1" svg:width="0.5cm" svg:height="0.5cm" svg:x="0.52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69cm" table:end-y="0.501cm" draw:z-index="71" draw:name="Grafik 16" draw:style-name="gr1" draw:text-style-name="P1" svg:width="0.5cm" svg:height="0.5cm" svg:x="0.517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67cm" table:end-y="0.501cm" draw:z-index="72" draw:name="Grafik 16" draw:style-name="gr1" draw:text-style-name="P1" svg:width="0.5cm" svg:height="0.5cm" svg:x="0.515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64cm" table:end-y="0.501cm" draw:z-index="73" draw:name="Grafik 16" draw:style-name="gr1" draw:text-style-name="P1" svg:width="0.5cm" svg:height="0.5cm" svg:x="0.513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62cm" table:end-y="0.501cm" draw:z-index="74" draw:name="Grafik 16" draw:style-name="gr1" draw:text-style-name="P1" svg:width="0.5cm" svg:height="0.5cm" svg:x="0.51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6cm" table:end-y="0.501cm" draw:z-index="75" draw:name="Grafik 16" draw:style-name="gr1" draw:text-style-name="P1" svg:width="0.5cm" svg:height="0.5cm" svg:x="0.508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58cm" table:end-y="0.501cm" draw:z-index="76" draw:name="Grafik 16" draw:style-name="gr1" draw:text-style-name="P1" svg:width="0.5cm" svg:height="0.5cm" svg:x="0.506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55cm" table:end-y="0.501cm" draw:z-index="77" draw:name="Grafik 16" draw:style-name="gr1" draw:text-style-name="P1" svg:width="0.5cm" svg:height="0.5cm" svg:x="0.504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53cm" table:end-y="0.501cm" draw:z-index="78" draw:name="Grafik 16" draw:style-name="gr1" draw:text-style-name="P1" svg:width="0.5cm" svg:height="0.5cm" svg:x="0.501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5cm" table:end-y="0.501cm" draw:z-index="79" draw:name="Grafik 16" draw:style-name="gr1" draw:text-style-name="P1" svg:width="0.5cm" svg:height="0.5cm" svg:x="0.498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47cm" table:end-y="0.501cm" draw:z-index="80" draw:name="Grafik 16" draw:style-name="gr1" draw:text-style-name="P1" svg:width="0.5cm" svg:height="0.5cm" svg:x="0.496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45cm" table:end-y="0.501cm" draw:z-index="81" draw:name="Grafik 16" draw:style-name="gr1" draw:text-style-name="P1" svg:width="0.5cm" svg:height="0.5cm" svg:x="0.493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43cm" table:end-y="0.501cm" draw:z-index="82" draw:name="Grafik 16" draw:style-name="gr1" draw:text-style-name="P1" svg:width="0.5cm" svg:height="0.5cm" svg:x="0.491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41cm" table:end-y="0.501cm" draw:z-index="83" draw:name="Grafik 16" draw:style-name="gr1" draw:text-style-name="P1" svg:width="0.5cm" svg:height="0.5cm" svg:x="0.489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8" table:end-x="0.419cm" table:end-y="0.501cm" draw:z-index="0" draw:name="Grafik 16" draw:style-name="gr1" draw:text-style-name="P1" svg:width="0.5cm" svg:height="0.5cm" svg:x="0.467cm" svg:y="0.001cm">
              <draw:image xlink:href="Pictures/100002010000007800000078E473560A.png" xlink:type="simple" xlink:show="embed" xlink:actuate="onLoad">
                <text:p/>
              </draw:image>
            </draw:frame>
          </table:table-cell>
          <table:table-cell/>
          <table:table-cell office:value-type="float" office:value="20">
            <text:p>20</text:p>
          </table:table-cell>
          <table:table-cell office:value-type="string">
            <text:p>16:53</text:p>
          </table:table-cell>
          <table:table-cell office:value-type="float" office:value="11">
            <text:p>11</text:p>
          </table:table-cell>
          <table:table-cell table:number-columns-repeated="986"/>
        </table:table-row>
        <table:table-row table:style-name="ro1">
          <table:table-cell office:value-type="float" office:value="18">
            <text:p>18</text:p>
            <draw:frame table:end-cell-address="Tabelle1.B19" table:end-x="0.498cm" table:end-y="0.501cm" draw:z-index="18" draw:name="Grafik 5" draw:style-name="gr1" draw:text-style-name="P1" svg:width="0.5cm" svg:height="0.5cm" svg:x="0.546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496cm" table:end-y="0.501cm" draw:z-index="36" draw:name="Grafik 5" draw:style-name="gr1" draw:text-style-name="P1" svg:width="0.5cm" svg:height="0.5cm" svg:x="0.544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4cm" table:end-y="0.501cm" draw:z-index="37" draw:name="Grafik 5" draw:style-name="gr1" draw:text-style-name="P1" svg:width="0.5cm" svg:height="0.5cm" svg:x="0.542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1cm" table:end-y="0.501cm" draw:z-index="38" draw:name="Grafik 5" draw:style-name="gr1" draw:text-style-name="P1" svg:width="0.5cm" svg:height="0.5cm" svg:x="0.54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88cm" table:end-y="0.501cm" draw:z-index="39" draw:name="Grafik 5" draw:style-name="gr1" draw:text-style-name="P1" svg:width="0.5cm" svg:height="0.5cm" svg:x="0.536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86cm" table:end-y="0.501cm" draw:z-index="40" draw:name="Grafik 5" draw:style-name="gr1" draw:text-style-name="P1" svg:width="0.5cm" svg:height="0.5cm" svg:x="0.534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84cm" table:end-y="0.501cm" draw:z-index="41" draw:name="Grafik 5" draw:style-name="gr1" draw:text-style-name="P1" svg:width="0.5cm" svg:height="0.5cm" svg:x="0.532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81cm" table:end-y="0.501cm" draw:z-index="42" draw:name="Grafik 5" draw:style-name="gr1" draw:text-style-name="P1" svg:width="0.5cm" svg:height="0.5cm" svg:x="0.53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79cm" table:end-y="0.501cm" draw:z-index="43" draw:name="Grafik 5" draw:style-name="gr1" draw:text-style-name="P1" svg:width="0.5cm" svg:height="0.5cm" svg:x="0.527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77cm" table:end-y="0.501cm" draw:z-index="44" draw:name="Grafik 5" draw:style-name="gr1" draw:text-style-name="P1" svg:width="0.5cm" svg:height="0.5cm" svg:x="0.525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74cm" table:end-y="0.501cm" draw:z-index="45" draw:name="Grafik 5" draw:style-name="gr1" draw:text-style-name="P1" svg:width="0.5cm" svg:height="0.5cm" svg:x="0.523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72cm" table:end-y="0.501cm" draw:z-index="46" draw:name="Grafik 5" draw:style-name="gr1" draw:text-style-name="P1" svg:width="0.5cm" svg:height="0.5cm" svg:x="0.52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69cm" table:end-y="0.501cm" draw:z-index="47" draw:name="Grafik 5" draw:style-name="gr1" draw:text-style-name="P1" svg:width="0.5cm" svg:height="0.5cm" svg:x="0.517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67cm" table:end-y="0.501cm" draw:z-index="48" draw:name="Grafik 5" draw:style-name="gr1" draw:text-style-name="P1" svg:width="0.5cm" svg:height="0.5cm" svg:x="0.515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64cm" table:end-y="0.501cm" draw:z-index="49" draw:name="Grafik 5" draw:style-name="gr1" draw:text-style-name="P1" svg:width="0.5cm" svg:height="0.5cm" svg:x="0.513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62cm" table:end-y="0.501cm" draw:z-index="50" draw:name="Grafik 5" draw:style-name="gr1" draw:text-style-name="P1" svg:width="0.5cm" svg:height="0.5cm" svg:x="0.51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6cm" table:end-y="0.501cm" draw:z-index="51" draw:name="Grafik 5" draw:style-name="gr1" draw:text-style-name="P1" svg:width="0.5cm" svg:height="0.5cm" svg:x="0.508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58cm" table:end-y="0.501cm" draw:z-index="52" draw:name="Grafik 5" draw:style-name="gr1" draw:text-style-name="P1" svg:width="0.5cm" svg:height="0.5cm" svg:x="0.506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55cm" table:end-y="0.501cm" draw:z-index="53" draw:name="Grafik 5" draw:style-name="gr1" draw:text-style-name="P1" svg:width="0.5cm" svg:height="0.5cm" svg:x="0.504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53cm" table:end-y="0.501cm" draw:z-index="54" draw:name="Grafik 5" draw:style-name="gr1" draw:text-style-name="P1" svg:width="0.5cm" svg:height="0.5cm" svg:x="0.501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5cm" table:end-y="0.501cm" draw:z-index="55" draw:name="Grafik 5" draw:style-name="gr1" draw:text-style-name="P1" svg:width="0.5cm" svg:height="0.5cm" svg:x="0.498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47cm" table:end-y="0.501cm" draw:z-index="56" draw:name="Grafik 5" draw:style-name="gr1" draw:text-style-name="P1" svg:width="0.5cm" svg:height="0.5cm" svg:x="0.496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45cm" table:end-y="0.501cm" draw:z-index="57" draw:name="Grafik 5" draw:style-name="gr1" draw:text-style-name="P1" svg:width="0.5cm" svg:height="0.5cm" svg:x="0.493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43cm" table:end-y="0.501cm" draw:z-index="58" draw:name="Grafik 5" draw:style-name="gr1" draw:text-style-name="P1" svg:width="0.5cm" svg:height="0.5cm" svg:x="0.491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41cm" table:end-y="0.501cm" draw:z-index="59" draw:name="Grafik 5" draw:style-name="gr1" draw:text-style-name="P1" svg:width="0.5cm" svg:height="0.5cm" svg:x="0.489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/>
          <table:table-cell table:style-name="ce2" table:number-columns-repeated="7"/>
          <table:table-cell table:style-name="ce2">
            <draw:frame table:end-cell-address="Tabelle1.AI19" table:end-x="0.419cm" table:end-y="0.501cm" draw:z-index="1" draw:name="Grafik 5" draw:style-name="gr1" draw:text-style-name="P1" svg:width="0.5cm" svg:height="0.5cm" svg:x="0.467cm" svg:y="0.001cm">
              <draw:image xlink:href="Pictures/1000020100000078000000787CF9F438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string">
            <text:p>0: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5"/>
          <table:table-cell office:value-type="string" table:number-columns-spanned="3" table:number-rows-spanned="1">
            <text:p>* 9 Punkte Abzug</text:p>
          </table:table-cell>
          <table:covered-table-cell table:number-columns-repeated="2"/>
          <table:table-cell table:number-columns-repeated="98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24.07.2020</text:date>, <text:time>15:1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3:19:51.56</meta:creation-date>
    <meta:generator>OpenOffice/4.1.5$Win32 OpenOffice.org_project/415m1$Build-9789</meta:generator>
    <dc:date>2020-07-24T15:13:00.83</dc:date>
    <meta:editing-duration>PT1H52M53S</meta:editing-duration>
    <meta:editing-cycles>34</meta:editing-cycles>
    <meta:document-statistic meta:table-count="3" meta:cell-count="110" meta:object-count="468"/>
  </office:meta>
</office:document-meta>
</file>